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onospace1" svg:font-family="monospace"/>
    <style:font-face style:name="Noto Sans Devanagari1" svg:font-family="'Noto Sans Devanagari'" style:font-family-generic="swiss"/>
    <style:font-face style:name="Monospace" svg:font-family="Monospace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5b43" officeooo:paragraph-rsid="000a5b43"/>
    </style:style>
    <style:style style:name="P2" style:family="paragraph" style:parent-style-name="Standard">
      <style:text-properties officeooo:rsid="000a5b43" officeooo:paragraph-rsid="0025e138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5e138" officeooo:paragraph-rsid="000a5b43" style:font-weight-asian="bold" style:font-weight-complex="bold"/>
    </style:style>
    <style:style style:name="P4" style:family="paragraph" style:parent-style-name="Standard">
      <style:text-properties fo:font-style="normal" fo:font-weight="normal" officeooo:rsid="000d8151" officeooo:paragraph-rsid="0025e4ee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bae75" officeooo:paragraph-rsid="0025e4ee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e4ae4" officeooo:paragraph-rsid="0025e4ee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275dec" officeooo:paragraph-rsid="00275dec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2898b0" officeooo:paragraph-rsid="002898b0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2898b0" officeooo:paragraph-rsid="00290976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702f15" officeooo:paragraph-rsid="00374867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374867" officeooo:paragraph-rsid="00374867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374867" officeooo:paragraph-rsid="003b8956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374867" officeooo:paragraph-rsid="003bb749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374867" officeooo:paragraph-rsid="003ca857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374867" officeooo:paragraph-rsid="0040255d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officeooo:paragraph-rsid="0025e138"/>
    </style:style>
    <style:style style:name="P17" style:family="paragraph" style:parent-style-name="Standard">
      <style:text-properties officeooo:rsid="0025e4ee" officeooo:paragraph-rsid="0025e4ee"/>
    </style:style>
    <style:style style:name="P18" style:family="paragraph" style:parent-style-name="Standard">
      <style:text-properties officeooo:rsid="000bae75" officeooo:paragraph-rsid="0025e4ee"/>
    </style:style>
    <style:style style:name="P19" style:family="paragraph" style:parent-style-name="Standard">
      <style:text-properties officeooo:paragraph-rsid="00275d32"/>
    </style:style>
    <style:style style:name="P20" style:family="paragraph" style:parent-style-name="Standard">
      <style:text-properties officeooo:paragraph-rsid="00275dec"/>
    </style:style>
    <style:style style:name="P21" style:family="paragraph" style:parent-style-name="Standard">
      <style:text-properties style:font-name="monospace" fo:font-size="10pt" officeooo:paragraph-rsid="0025e138" style:font-size-asian="10pt" style:font-size-complex="10pt"/>
    </style:style>
    <style:style style:name="P22" style:family="paragraph" style:parent-style-name="Standard">
      <style:text-properties style:font-name="Monospace" fo:font-size="10pt" fo:font-style="normal" fo:font-weight="normal" officeooo:rsid="000bae75" officeooo:paragraph-rsid="0025e4ee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text-properties style:font-name="Liberation Serif" fo:font-size="12pt" fo:font-style="normal" fo:font-weight="normal" officeooo:rsid="00290976" officeooo:paragraph-rsid="00290976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font-name="Liberation Serif" fo:font-size="12pt" fo:font-style="normal" fo:font-weight="normal" officeooo:rsid="00290976" officeooo:paragraph-rsid="0029c8c3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font-name="Liberation Serif" fo:font-size="12pt" fo:font-style="normal" fo:font-weight="normal" officeooo:rsid="00290976" officeooo:paragraph-rsid="002b035d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font-name="Liberation Serif" fo:font-size="12pt" fo:font-style="normal" fo:font-weight="normal" officeooo:rsid="00290976" officeooo:paragraph-rsid="002c391f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style:font-name="Liberation Serif" fo:font-size="12pt" fo:font-style="normal" fo:font-weight="normal" officeooo:rsid="00290976" officeooo:paragraph-rsid="002e1890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font-name="Liberation Serif" fo:font-size="12pt" fo:font-style="normal" fo:font-weight="normal" officeooo:rsid="00290976" officeooo:paragraph-rsid="00308f64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Liberation Serif" fo:font-size="12pt" fo:font-style="normal" fo:font-weight="normal" officeooo:rsid="00290976" officeooo:paragraph-rsid="00316c37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Liberation Serif" fo:font-size="12pt" fo:font-style="normal" fo:font-weight="normal" officeooo:rsid="00290976" officeooo:paragraph-rsid="0034c570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Liberation Serif" fo:font-size="12pt" fo:font-style="normal" fo:font-weight="normal" officeooo:rsid="00290976" officeooo:paragraph-rsid="0036045f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Liberation Serif" fo:font-size="12pt" fo:font-style="normal" fo:font-weight="normal" officeooo:rsid="00290976" officeooo:paragraph-rsid="00374867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Liberation Serif" fo:font-size="12pt" fo:font-style="normal" fo:font-weight="normal" officeooo:rsid="00290976" officeooo:paragraph-rsid="00389ccd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Liberation Serif" fo:font-size="12pt" fo:font-style="normal" fo:font-weight="normal" officeooo:rsid="00290976" officeooo:paragraph-rsid="0039a809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Liberation Serif" fo:font-size="12pt" fo:font-style="normal" fo:font-weight="normal" officeooo:rsid="00290976" officeooo:paragraph-rsid="003bb749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Liberation Serif" fo:font-size="12pt" fo:font-style="normal" fo:font-weight="normal" officeooo:rsid="0040d667" officeooo:paragraph-rsid="002e1890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officeooo:paragraph-rsid="0040255d"/>
    </style:style>
    <style:style style:name="P38" style:family="paragraph" style:parent-style-name="Standard" style:list-style-name="L1">
      <style:text-properties officeooo:paragraph-rsid="0040255d"/>
    </style:style>
    <style:style style:name="P39" style:family="paragraph" style:parent-style-name="Standard" style:list-style-name="L1">
      <style:text-properties fo:color="#000000" loext:opacity="100%" style:font-name="Liberation Serif" fo:font-size="12pt" fo:font-style="normal" style:text-underline-style="none" fo:font-weight="normal" officeooo:rsid="00702c04" officeooo:paragraph-rsid="0040255d" fo:background-color="#ffffff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1">
      <style:text-properties fo:color="#000000" loext:opacity="100%" style:font-name="Liberation Serif" fo:font-size="12pt" fo:font-style="normal" style:text-underline-style="none" fo:font-weight="normal" officeooo:rsid="008cf404" officeooo:paragraph-rsid="0040255d" fo:background-color="#fffff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1">
      <style:text-properties officeooo:rsid="008cf404" officeooo:paragraph-rsid="0040255d"/>
    </style:style>
    <style:style style:name="P42" style:family="paragraph" style:parent-style-name="Standard" style:list-style-name="L1">
      <style:text-properties fo:font-style="normal" style:text-underline-style="none" fo:font-weight="normal" officeooo:rsid="008cf404" officeooo:paragraph-rsid="0040255d" style:font-style-asian="normal" style:font-weight-asian="normal" style:font-style-complex="normal" style:font-weight-complex="normal"/>
    </style:style>
    <style:style style:name="T1" style:family="text">
      <style:text-properties officeooo:rsid="000a5b4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8d83" style:font-weight-asian="bold" style:font-weight-complex="bold"/>
    </style:style>
    <style:style style:name="T4" style:family="text">
      <style:text-properties fo:font-weight="bold" officeooo:rsid="002898b0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0d8151"/>
    </style:style>
    <style:style style:name="T7" style:family="text">
      <style:text-properties fo:font-style="normal" fo:font-weight="normal" officeooo:rsid="00275d32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75dec" style:font-style-asian="normal" style:font-weight-asian="normal" style:font-style-complex="normal" style:font-weight-complex="normal"/>
    </style:style>
    <style:style style:name="T9" style:family="text">
      <style:text-properties officeooo:rsid="0025e138"/>
    </style:style>
    <style:style style:name="T10" style:family="text">
      <style:text-properties officeooo:rsid="0025e4ee"/>
    </style:style>
    <style:style style:name="T11" style:family="text">
      <style:text-properties officeooo:rsid="00248d8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48d83" style:font-weight-asian="normal" style:font-weight-complex="normal"/>
    </style:style>
    <style:style style:name="T14" style:family="text">
      <style:text-properties officeooo:rsid="00275d32"/>
    </style:style>
    <style:style style:name="T15" style:family="text">
      <style:text-properties officeooo:rsid="002898b0"/>
    </style:style>
    <style:style style:name="T16" style:family="text">
      <style:text-properties fo:color="#000000" loext:opacity="100%" style:font-name="monospace1" fo:font-size="10pt" fo:background-color="#ffffff" loext:char-shading-value="0" style:font-size-asian="10pt" style:font-size-complex="10pt"/>
    </style:style>
    <style:style style:name="T17" style:family="text">
      <style:text-properties fo:color="#000000" loext:opacity="100%" style:font-name="monospace1" fo:font-size="10pt" officeooo:rsid="0024bc69" fo:background-color="#ffffff" loext:char-shading-value="0" style:font-size-asian="10pt" style:font-size-complex="10pt"/>
    </style:style>
    <style:style style:name="T18" style:family="text">
      <style:text-properties fo:color="#000000" loext:opacity="100%" style:font-name="monospace1" fo:font-size="10pt" officeooo:rsid="00325f0a" fo:background-color="#ffffff" loext:char-shading-value="0" style:font-size-asian="10pt" style:font-size-complex="10pt"/>
    </style:style>
    <style:style style:name="T19" style:family="text">
      <style:text-properties fo:color="#000000" loext:opacity="100%" style:font-name="monospace1" fo:font-size="10pt" officeooo:rsid="0026139c" fo:background-color="#ffffff" loext:char-shading-value="0" style:font-size-asian="10pt" style:font-size-complex="10pt"/>
    </style:style>
    <style:style style:name="T20" style:family="text">
      <style:text-properties fo:color="#000000" loext:opacity="100%" style:font-name="monospace1" fo:font-size="10pt" style:text-underline-style="none" officeooo:rsid="0024bc69" fo:background-color="#ffffff" loext:char-shading-value="0" style:font-size-asian="10pt" style:font-size-complex="10pt"/>
    </style:style>
    <style:style style:name="T21" style:family="text">
      <style:text-properties fo:color="#000000" loext:opacity="100%" style:font-name="monospace1" fo:font-size="10pt" style:text-underline-style="none" officeooo:rsid="00672f0d" fo:background-color="#ffffff" loext:char-shading-value="0" style:font-size-asian="10pt" style:font-size-complex="10pt"/>
    </style:style>
    <style:style style:name="T22" style:family="text">
      <style:text-properties fo:color="#000000" loext:opacity="100%" style:font-name="monospace1" fo:font-size="8pt" style:text-underline-style="none" officeooo:rsid="0024bc69" fo:background-color="#ffffff" loext:char-shading-value="0" style:font-size-asian="8pt" style:font-size-complex="8pt"/>
    </style:style>
    <style:style style:name="T23" style:family="text">
      <style:text-properties fo:color="#000000" loext:opacity="100%" style:font-name="monospace1" fo:font-size="8pt" style:text-underline-style="none" officeooo:rsid="00375aa5" fo:background-color="#ffffff" loext:char-shading-value="0" style:font-size-asian="8pt" style:font-size-complex="8pt"/>
    </style:style>
    <style:style style:name="T24" style:family="text">
      <style:text-properties fo:color="#000000" loext:opacity="100%" style:font-name="monospace1" fo:font-size="8pt" style:text-underline-style="none" officeooo:rsid="0035de3f" fo:background-color="#ffffff" loext:char-shading-value="0" style:font-size-asian="8pt" style:font-size-complex="8pt"/>
    </style:style>
    <style:style style:name="T25" style:family="text">
      <style:text-properties fo:color="#000000" loext:opacity="100%" style:font-name="monospace1" fo:font-size="8pt" style:text-underline-style="none" officeooo:rsid="0043c356" fo:background-color="#ffffff" loext:char-shading-value="0" style:font-size-asian="8pt" style:font-size-complex="8pt"/>
    </style:style>
    <style:style style:name="T26" style:family="text">
      <style:text-properties fo:color="#000000" loext:opacity="100%" style:font-name="monospace1" fo:font-size="8pt" style:text-underline-style="none" officeooo:rsid="004710bf" fo:background-color="#ffffff" loext:char-shading-value="0" style:font-size-asian="8pt" style:font-size-complex="8pt"/>
    </style:style>
    <style:style style:name="T27" style:family="text">
      <style:text-properties fo:color="#000000" loext:opacity="100%" style:font-name="monospace1" fo:font-size="8pt" style:text-underline-style="none" officeooo:rsid="0057a31c" fo:background-color="#ffffff" loext:char-shading-value="0" style:font-size-asian="8pt" style:font-size-complex="8pt"/>
    </style:style>
    <style:style style:name="T28" style:family="text">
      <style:text-properties fo:color="#000000" loext:opacity="100%" style:font-name="monospace1" fo:font-size="8pt" style:text-underline-style="none" officeooo:rsid="005bc933" fo:background-color="#ffffff" loext:char-shading-value="0" style:font-size-asian="8pt" style:font-size-complex="8pt"/>
    </style:style>
    <style:style style:name="T29" style:family="text">
      <style:text-properties fo:color="#000000" loext:opacity="100%" style:font-name="monospace1" fo:font-size="8pt" fo:background-color="#ffffff" loext:char-shading-value="0" style:font-size-asian="8pt" style:font-size-complex="8pt"/>
    </style:style>
    <style:style style:name="T30" style:family="text">
      <style:text-properties fo:color="#000000" loext:opacity="100%" style:font-name="monospace1" fo:font-size="8pt" officeooo:rsid="0024bc69" fo:background-color="#ffffff" loext:char-shading-value="0" style:font-size-asian="8pt" style:font-size-complex="8pt"/>
    </style:style>
    <style:style style:name="T31" style:family="text">
      <style:text-properties fo:color="#000000" loext:opacity="100%" style:font-name="monospace1" fo:font-size="8pt" officeooo:rsid="00868416" fo:background-color="#ffffff" loext:char-shading-value="0" style:font-size-asian="8pt" style:font-size-complex="8pt"/>
    </style:style>
    <style:style style:name="T32" style:family="text">
      <style:text-properties fo:color="#000000" loext:opacity="100%" style:font-name="monospace1" fo:font-size="8pt" officeooo:rsid="00713f1a" fo:background-color="#ffffff" loext:char-shading-value="0" style:font-size-asian="8pt" style:font-size-complex="8pt"/>
    </style:style>
    <style:style style:name="T33" style:family="text">
      <style:text-properties fo:color="#000000" loext:opacity="100%" style:font-name="monospace1" fo:font-size="8pt" officeooo:rsid="00375aa5" fo:background-color="#ffffff" loext:char-shading-value="0" style:font-size-asian="8pt" style:font-size-complex="8pt"/>
    </style:style>
    <style:style style:name="T34" style:family="text">
      <style:text-properties fo:color="#000000" loext:opacity="100%" style:font-name="monospace1" fo:font-size="8pt" officeooo:rsid="0035de3f" fo:background-color="#ffffff" loext:char-shading-value="0" style:font-size-asian="8pt" style:font-size-complex="8pt"/>
    </style:style>
    <style:style style:name="T35" style:family="text">
      <style:text-properties fo:color="#000000" loext:opacity="100%" style:font-name="monospace1" fo:font-size="8pt" officeooo:rsid="007bfe6b" fo:background-color="#ffffff" loext:char-shading-value="0" style:font-size-asian="8pt" style:font-size-complex="8pt"/>
    </style:style>
    <style:style style:name="T36" style:family="text">
      <style:text-properties fo:color="#000000" loext:opacity="100%" fo:background-color="#ffffff" loext:char-shading-value="0"/>
    </style:style>
    <style:style style:name="T37" style:family="text">
      <style:text-properties fo:color="#000000" loext:opacity="100%" officeooo:rsid="0029c8c3" fo:background-color="#ffffff" loext:char-shading-value="0"/>
    </style:style>
    <style:style style:name="T38" style:family="text">
      <style:text-properties fo:color="#000000" loext:opacity="100%" style:font-name="Liberation Serif" fo:font-size="12pt" fo:font-weight="bold" fo:background-color="#ffffff" loext:char-shading-value="0" style:font-size-asian="12pt" style:font-weight-asian="bold" style:font-size-complex="12pt" style:font-weight-complex="bold"/>
    </style:style>
    <style:style style:name="T39" style:family="text">
      <style:text-properties fo:color="#000000" loext:opacity="100%" style:font-name="Liberation Serif" fo:font-size="12pt" fo:font-weight="bold" officeooo:rsid="006e37df" fo:background-color="#ffffff" loext:char-shading-value="0" style:font-size-asian="12pt" style:font-weight-asian="bold" style:font-size-complex="12pt" style:font-weight-complex="bold"/>
    </style:style>
    <style:style style:name="T40" style:family="text">
      <style:text-properties fo:color="#000000" loext:opacity="100%" style:font-name="Liberation Serif" fo:font-size="12pt" fo:font-weight="bold" officeooo:rsid="00702c04" fo:background-color="#ffffff" loext:char-shading-value="0" style:font-size-asian="12pt" style:font-weight-asian="bold" style:font-size-complex="12pt" style:font-weight-complex="bold"/>
    </style:style>
    <style:style style:name="T41" style:family="text">
      <style:text-properties fo:color="#000000" loext:opacity="100%" style:font-name="Liberation Serif" fo:font-size="12pt" fo:font-weight="bold" officeooo:rsid="007bfe6b" fo:background-color="#ffffff" loext:char-shading-value="0" style:font-size-asian="12pt" style:font-weight-asian="bold" style:font-size-complex="12pt" style:font-weight-complex="bold"/>
    </style:style>
    <style:style style:name="T42" style:family="text">
      <style:text-properties fo:color="#000000" loext:opacity="100%" style:font-name="Liberation Serif" fo:font-size="12pt" fo:font-weight="bold" officeooo:rsid="007cf9ad" fo:background-color="#ffffff" loext:char-shading-value="0" style:font-size-asian="12pt" style:font-weight-asian="bold" style:font-size-complex="12pt" style:font-weight-complex="bold"/>
    </style:style>
    <style:style style:name="T43" style:family="text">
      <style:text-properties fo:color="#000000" loext:opacity="100%" style:font-name="Liberation Serif" fo:font-size="12pt" fo:font-weight="bold" officeooo:rsid="0040255d" fo:background-color="#ffffff" loext:char-shading-value="0" style:font-size-asian="12pt" style:font-weight-asian="bold" style:font-size-complex="12pt" style:font-weight-complex="bold"/>
    </style:style>
    <style:style style:name="T44" style:family="text">
      <style:text-properties fo:color="#000000" loext:opacity="100%" style:font-name="Liberation Serif" fo:font-size="12pt" fo:font-weight="bold" officeooo:rsid="008cf404" fo:background-color="#ffffff" loext:char-shading-value="0" style:font-size-asian="12pt" style:font-weight-asian="bold" style:font-size-complex="12pt" style:font-weight-complex="bold"/>
    </style:style>
    <style:style style:name="T45" style:family="text">
      <style:text-properties fo:color="#000000" loext:opacity="100%" style:font-name="Liberation Serif" fo:font-size="12pt" fo:font-style="normal" style:text-underline-style="none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color="#000000" loext:opacity="100%" style:font-name="Liberation Serif" fo:font-size="12pt" fo:font-style="normal" style:text-underline-style="none" fo:font-weight="normal" officeooo:rsid="00702c04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loext:opacity="100%" style:font-name="Liberation Serif" fo:font-size="12pt" fo:font-style="normal" style:text-underline-style="none" fo:font-weight="normal" officeooo:rsid="00374867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loext:opacity="100%" style:font-name="Liberation Serif" fo:font-size="12pt" fo:font-style="normal" style:text-underline-style="none" fo:font-weight="normal" officeooo:rsid="0040255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loext:opacity="100%" style:font-name="Liberation Serif" fo:font-size="12pt" fo:font-style="normal" style:text-underline-style="none" fo:font-weight="normal" officeooo:rsid="007ec2f1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style:font-name="Liberation Serif" fo:font-size="12pt" fo:font-style="normal" style:text-underline-style="none" fo:font-weight="normal" officeooo:rsid="008b5f51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Liberation Serif" fo:font-size="12pt" fo:font-style="normal" style:text-underline-style="none" fo:font-weight="normal" officeooo:rsid="008cf404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Liberation Serif" fo:font-size="12pt" fo:font-style="normal" style:text-underline-style="none" fo:font-weight="normal" officeooo:rsid="0040255d" fo:background-color="#ffffff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3" style:family="text">
      <style:text-properties fo:color="#000000" loext:opacity="100%" style:font-name="Liberation Serif" fo:font-size="12pt" fo:font-style="normal" style:text-underline-style="none" fo:font-weight="normal" officeooo:rsid="00290976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Liberation Serif" fo:font-size="12pt" fo:font-style="normal" style:text-underline-style="none" fo:font-weight="bold" officeooo:rsid="0040255d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fo:color="#000000" loext:opacity="100%" style:font-name="Liberation Serif" fo:font-size="12pt" fo:font-style="normal" style:text-underline-style="none" fo:font-weight="bold" officeooo:rsid="008cf404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fo:color="#000000" loext:opacity="100%" style:font-name="Liberation Serif" fo:font-size="12pt" fo:background-color="#ffffff" loext:char-shading-value="0" style:font-size-asian="12pt" style:font-size-complex="12pt"/>
    </style:style>
    <style:style style:name="T57" style:family="text">
      <style:text-properties fo:color="#000000" loext:opacity="100%" style:font-name="Liberation Serif" fo:font-size="12pt" officeooo:rsid="00248d83" fo:background-color="#ffffff" loext:char-shading-value="0" style:font-size-asian="12pt" style:font-size-complex="12pt"/>
    </style:style>
    <style:style style:name="T58" style:family="text">
      <style:text-properties fo:color="#000000" loext:opacity="100%" style:font-name="Liberation Serif" fo:font-size="12pt" officeooo:rsid="006e37df" fo:background-color="#ffffff" loext:char-shading-value="0" style:font-size-asian="12pt" style:font-size-complex="12pt"/>
    </style:style>
    <style:style style:name="T59" style:family="text">
      <style:text-properties fo:color="#000000" loext:opacity="100%" style:font-name="Liberation Serif" fo:font-size="12pt" officeooo:rsid="00702c04" fo:background-color="#ffffff" loext:char-shading-value="0" style:font-size-asian="12pt" style:font-size-complex="12pt"/>
    </style:style>
    <style:style style:name="T60" style:family="text">
      <style:text-properties fo:color="#000000" loext:opacity="100%" style:font-name="Liberation Serif" fo:font-size="12pt" officeooo:rsid="0039a809" fo:background-color="#ffffff" loext:char-shading-value="0" style:font-size-asian="12pt" style:font-size-complex="12pt"/>
    </style:style>
    <style:style style:name="T61" style:family="text">
      <style:text-properties fo:color="#000000" loext:opacity="100%" style:font-name="Liberation Serif" fo:font-size="12pt" officeooo:rsid="003b8956" fo:background-color="#ffffff" loext:char-shading-value="0" style:font-size-asian="12pt" style:font-size-complex="12pt"/>
    </style:style>
    <style:style style:name="T62" style:family="text">
      <style:text-properties fo:color="#000000" loext:opacity="100%" style:font-name="Liberation Serif" fo:font-size="12pt" officeooo:rsid="003bb749" fo:background-color="#ffffff" loext:char-shading-value="0" style:font-size-asian="12pt" style:font-size-complex="12pt"/>
    </style:style>
    <style:style style:name="T63" style:family="text">
      <style:text-properties fo:color="#000000" loext:opacity="100%" style:font-name="Liberation Serif" fo:font-size="12pt" officeooo:rsid="003ca857" fo:background-color="#ffffff" loext:char-shading-value="0" style:font-size-asian="12pt" style:font-size-complex="12pt"/>
    </style:style>
    <style:style style:name="T64" style:family="text">
      <style:text-properties fo:color="#000000" loext:opacity="100%" style:font-name="Liberation Serif" fo:font-size="12pt" officeooo:rsid="0040255d" fo:background-color="#ffffff" loext:char-shading-value="0" style:font-size-asian="12pt" style:font-size-complex="12pt"/>
    </style:style>
    <style:style style:name="T65" style:family="text">
      <style:text-properties fo:color="#000000" loext:opacity="100%" style:font-name="Liberation Serif" fo:font-size="12pt" officeooo:rsid="0036045f" fo:background-color="#ffffff" loext:char-shading-value="0" style:font-size-asian="12pt" style:font-size-complex="12pt"/>
    </style:style>
    <style:style style:name="T66" style:family="text">
      <style:text-properties fo:color="#000000" loext:opacity="100%" style:font-name="Liberation Serif" fo:font-size="12pt" officeooo:rsid="0039a809" fo:background-color="#ffffff" loext:char-shading-value="0" style:font-name-asian="Noto Sans Mono CJK SC" style:font-size-asian="12pt" style:font-name-complex="Liberation Mono" style:font-size-complex="12pt"/>
    </style:style>
    <style:style style:name="T67" style:family="text">
      <style:text-properties fo:color="#000000" loext:opacity="100%" style:font-name="Liberation Serif" fo:font-size="12pt" officeooo:rsid="003b8956" fo:background-color="#ffffff" loext:char-shading-value="0" style:font-name-asian="Noto Sans Mono CJK SC" style:font-size-asian="12pt" style:font-name-complex="Liberation Mono" style:font-size-complex="12pt"/>
    </style:style>
    <style:style style:name="T68" style:family="text">
      <style:text-properties fo:color="#000000" loext:opacity="100%" style:font-name="Liberation Serif" fo:font-size="12pt" officeooo:rsid="003bb749" fo:background-color="#ffffff" loext:char-shading-value="0" style:font-name-asian="Noto Sans Mono CJK SC" style:font-size-asian="12pt" style:font-name-complex="Liberation Mono" style:font-size-complex="12pt"/>
    </style:style>
    <style:style style:name="T69" style:family="text">
      <style:text-properties fo:color="#000000" loext:opacity="100%" style:font-name="Liberation Serif" fo:font-weight="bold" fo:background-color="#ffffff" loext:char-shading-value="0" style:font-size-asian="12pt" style:font-weight-asian="bold" style:font-weight-complex="bold"/>
    </style:style>
    <style:style style:name="T70" style:family="text">
      <style:text-properties fo:color="#000000" loext:opacity="100%" style:font-name="Liberation Serif" fo:font-weight="bold" officeooo:rsid="002f453d" fo:background-color="#ffffff" loext:char-shading-value="0" style:font-size-asian="12pt" style:font-weight-asian="bold" style:font-weight-complex="bold"/>
    </style:style>
    <style:style style:name="T71" style:family="text">
      <style:text-properties fo:color="#000000" loext:opacity="100%" style:font-name="Liberation Serif" fo:background-color="#ffffff" loext:char-shading-value="0" style:font-size-asian="12pt"/>
    </style:style>
    <style:style style:name="T72" style:family="text">
      <style:text-properties fo:color="#000000" loext:opacity="100%" style:font-name="Liberation Serif" officeooo:rsid="002f453d" fo:background-color="#ffffff" loext:char-shading-value="0" style:font-size-asian="12pt"/>
    </style:style>
    <style:style style:name="T73" style:family="text">
      <style:text-properties fo:color="#000000" loext:opacity="100%" style:font-name="Liberation Serif" officeooo:rsid="0029c8c3" fo:background-color="#ffffff" loext:char-shading-value="0" style:font-size-asian="12pt"/>
    </style:style>
    <style:style style:name="T74" style:family="text">
      <style:text-properties fo:color="#000000" loext:opacity="100%" style:font-name="Liberation Serif" officeooo:rsid="002c391f" fo:background-color="#ffffff" loext:char-shading-value="0" style:font-size-asian="12pt"/>
    </style:style>
    <style:style style:name="T75" style:family="text">
      <style:text-properties fo:color="#000000" loext:opacity="100%" style:font-name="Liberation Serif" style:text-underline-style="none" fo:font-weight="bold" fo:background-color="#ffffff" loext:char-shading-value="0" style:font-size-asian="12pt" style:font-weight-asian="bold" style:font-weight-complex="bold"/>
    </style:style>
    <style:style style:name="T76" style:family="text">
      <style:text-properties fo:color="#000000" loext:opacity="100%" style:font-name="Liberation Serif" style:text-underline-style="none" fo:font-weight="bold" officeooo:rsid="002f453d" fo:background-color="#ffffff" loext:char-shading-value="0" style:font-size-asian="12pt" style:font-weight-asian="bold" style:font-weight-complex="bold"/>
    </style:style>
    <style:style style:name="T77" style:family="text">
      <style:text-properties fo:color="#000000" loext:opacity="100%" style:font-name="Liberation Serif" style:text-underline-style="none" fo:font-weight="bold" officeooo:rsid="0061ca26" fo:background-color="#ffffff" loext:char-shading-value="0" style:font-size-asian="12pt" style:font-weight-asian="bold" style:font-weight-complex="bold"/>
    </style:style>
    <style:style style:name="T78" style:family="text">
      <style:text-properties fo:color="#000000" loext:opacity="100%" style:font-name="Liberation Serif" style:text-underline-style="none" fo:font-weight="bold" officeooo:rsid="0039a809" fo:background-color="#ffffff" loext:char-shading-value="0" style:font-size-asian="12pt" style:font-weight-asian="bold" style:font-weight-complex="bold"/>
    </style:style>
    <style:style style:name="T79" style:family="text">
      <style:text-properties fo:color="#000000" loext:opacity="100%" style:font-name="Liberation Serif" style:text-underline-style="none" fo:font-weight="bold" officeooo:rsid="002b035d" fo:background-color="#ffffff" loext:char-shading-value="0" style:font-size-asian="12pt" style:font-weight-asian="bold" style:font-weight-complex="bold"/>
    </style:style>
    <style:style style:name="T80" style:family="text">
      <style:text-properties fo:color="#000000" loext:opacity="100%" style:font-name="Liberation Serif" style:text-underline-style="none" fo:font-weight="bold" officeooo:rsid="002c391f" fo:background-color="#ffffff" loext:char-shading-value="0" style:font-size-asian="12pt" style:font-weight-asian="bold" style:font-weight-complex="bold"/>
    </style:style>
    <style:style style:name="T81" style:family="text">
      <style:text-properties fo:color="#000000" loext:opacity="100%" style:font-name="Liberation Serif" style:text-underline-style="none" fo:font-weight="bold" officeooo:rsid="0036045f" fo:background-color="#ffffff" loext:char-shading-value="0" style:font-size-asian="12pt" style:font-weight-asian="bold" style:font-weight-complex="bold"/>
    </style:style>
    <style:style style:name="T82" style:family="text">
      <style:text-properties fo:color="#000000" loext:opacity="100%" style:font-name="Liberation Serif" style:text-underline-style="none" fo:font-weight="bold" officeooo:rsid="002c391f" fo:background-color="#ffffff" loext:char-shading-value="0" style:font-name-asian="Noto Sans Mono CJK SC" style:font-size-asian="12pt" style:font-weight-asian="bold" style:font-name-complex="Liberation Mono" style:font-weight-complex="bold"/>
    </style:style>
    <style:style style:name="T83" style:family="text">
      <style:text-properties fo:color="#000000" loext:opacity="100%" style:font-name="Liberation Serif" style:text-underline-style="none" fo:font-weight="bold" officeooo:rsid="002fde7a" fo:background-color="#ffffff" loext:char-shading-value="0" style:font-name-asian="Noto Sans Mono CJK SC" style:font-size-asian="12pt" style:font-weight-asian="bold" style:font-name-complex="Liberation Mono" style:font-weight-complex="bold"/>
    </style:style>
    <style:style style:name="T84" style:family="text">
      <style:text-properties fo:color="#000000" loext:opacity="100%" style:font-name="Liberation Serif" style:text-underline-style="none" fo:background-color="#ffffff" loext:char-shading-value="0"/>
    </style:style>
    <style:style style:name="T85" style:family="text">
      <style:text-properties fo:color="#000000" loext:opacity="100%" style:font-name="Liberation Serif" style:text-underline-style="none" fo:background-color="#ffffff" loext:char-shading-value="0" style:font-size-asian="12pt"/>
    </style:style>
    <style:style style:name="T86" style:family="text">
      <style:text-properties fo:color="#000000" loext:opacity="100%" style:font-name="Liberation Serif" style:text-underline-style="none" officeooo:rsid="006052b8" fo:background-color="#ffffff" loext:char-shading-value="0" style:font-size-asian="12pt"/>
    </style:style>
    <style:style style:name="T87" style:family="text">
      <style:text-properties fo:color="#000000" loext:opacity="100%" style:font-name="Liberation Serif" style:text-underline-style="none" officeooo:rsid="002e1890" fo:background-color="#ffffff" loext:char-shading-value="0" style:font-size-asian="12pt"/>
    </style:style>
    <style:style style:name="T88" style:family="text">
      <style:text-properties fo:color="#000000" loext:opacity="100%" style:font-name="Liberation Serif" style:text-underline-style="none" officeooo:rsid="002c391f" fo:background-color="#ffffff" loext:char-shading-value="0" style:font-size-asian="12pt"/>
    </style:style>
    <style:style style:name="T89" style:family="text">
      <style:text-properties fo:color="#000000" loext:opacity="100%" style:font-name="Liberation Serif" style:text-underline-style="none" officeooo:rsid="0061ca26" fo:background-color="#ffffff" loext:char-shading-value="0" style:font-size-asian="12pt"/>
    </style:style>
    <style:style style:name="T90" style:family="text">
      <style:text-properties fo:color="#000000" loext:opacity="100%" style:font-name="Liberation Serif" style:text-underline-style="none" officeooo:rsid="006cc1f9" fo:background-color="#ffffff" loext:char-shading-value="0" style:font-size-asian="12pt"/>
    </style:style>
    <style:style style:name="T91" style:family="text">
      <style:text-properties fo:color="#000000" loext:opacity="100%" style:font-name="Liberation Serif" style:text-underline-style="none" officeooo:rsid="00316c37" fo:background-color="#ffffff" loext:char-shading-value="0" style:font-size-asian="12pt"/>
    </style:style>
    <style:style style:name="T92" style:family="text">
      <style:text-properties fo:color="#000000" loext:opacity="100%" style:font-name="Liberation Serif" style:text-underline-style="none" officeooo:rsid="0036045f" fo:background-color="#ffffff" loext:char-shading-value="0" style:font-size-asian="12pt"/>
    </style:style>
    <style:style style:name="T93" style:family="text">
      <style:text-properties fo:color="#000000" loext:opacity="100%" style:font-name="Liberation Serif" style:text-underline-style="none" officeooo:rsid="00374867" fo:background-color="#ffffff" loext:char-shading-value="0" style:font-size-asian="12pt"/>
    </style:style>
    <style:style style:name="T94" style:family="text">
      <style:text-properties fo:color="#000000" loext:opacity="100%" style:font-name="Liberation Serif" style:text-underline-style="none" officeooo:rsid="0039a809" fo:background-color="#ffffff" loext:char-shading-value="0" style:font-size-asian="12pt"/>
    </style:style>
    <style:style style:name="T95" style:family="text">
      <style:text-properties fo:color="#000000" loext:opacity="100%" style:font-name="Liberation Serif" style:text-underline-style="none" officeooo:rsid="002b035d" fo:background-color="#ffffff" loext:char-shading-value="0" style:font-size-asian="12pt"/>
    </style:style>
    <style:style style:name="T96" style:family="text">
      <style:text-properties fo:color="#000000" loext:opacity="100%" style:font-name="Liberation Serif" style:text-underline-style="none" officeooo:rsid="002fde7a" fo:background-color="#ffffff" loext:char-shading-value="0" style:font-size-asian="12pt"/>
    </style:style>
    <style:style style:name="T97" style:family="text">
      <style:text-properties fo:color="#000000" loext:opacity="100%" style:font-name="Liberation Serif" style:text-underline-style="none" officeooo:rsid="00308f64" fo:background-color="#ffffff" loext:char-shading-value="0" style:font-size-asian="12pt"/>
    </style:style>
    <style:style style:name="T98" style:family="text">
      <style:text-properties fo:color="#000000" loext:opacity="100%" style:font-name="Liberation Serif" style:text-underline-style="none" officeooo:rsid="0033cde5" fo:background-color="#ffffff" loext:char-shading-value="0" style:font-size-asian="12pt"/>
    </style:style>
    <style:style style:name="T99" style:family="text">
      <style:text-properties fo:color="#000000" loext:opacity="100%" style:font-name="Liberation Serif" style:text-underline-style="none" officeooo:rsid="0034c570" fo:background-color="#ffffff" loext:char-shading-value="0" style:font-size-asian="12pt"/>
    </style:style>
    <style:style style:name="T100" style:family="text">
      <style:text-properties fo:color="#000000" loext:opacity="100%" style:font-name="Liberation Serif" style:text-underline-style="none" officeooo:rsid="00275dec" fo:background-color="#ffffff" loext:char-shading-value="0" style:font-size-asian="12pt"/>
    </style:style>
    <style:style style:name="T101" style:family="text">
      <style:text-properties fo:color="#000000" loext:opacity="100%" style:font-name="Liberation Serif" style:text-underline-style="none" officeooo:rsid="003bb749" fo:background-color="#ffffff" loext:char-shading-value="0" style:font-size-asian="12pt"/>
    </style:style>
    <style:style style:name="T102" style:family="text">
      <style:text-properties fo:color="#000000" loext:opacity="100%" style:font-name="Liberation Serif" style:text-underline-style="none" officeooo:rsid="0036045f" fo:background-color="#ffffff" loext:char-shading-value="0" style:font-name-asian="Noto Sans Mono CJK SC" style:font-size-asian="12pt" style:font-name-complex="Liberation Mono"/>
    </style:style>
    <style:style style:name="T103" style:family="text">
      <style:text-properties fo:color="#000000" loext:opacity="100%" style:font-name="Liberation Serif" style:text-underline-style="none" officeooo:rsid="00374867" fo:background-color="#ffffff" loext:char-shading-value="0" style:font-name-asian="Noto Sans Mono CJK SC" style:font-size-asian="12pt" style:font-name-complex="Liberation Mono"/>
    </style:style>
    <style:style style:name="T104" style:family="text">
      <style:text-properties fo:color="#000000" loext:opacity="100%" style:font-name="Liberation Serif" style:text-underline-style="none" officeooo:rsid="002c391f" fo:background-color="#ffffff" loext:char-shading-value="0" style:font-name-asian="Noto Sans Mono CJK SC" style:font-size-asian="12pt" style:font-name-complex="Liberation Mono"/>
    </style:style>
    <style:style style:name="T105" style:family="text">
      <style:text-properties fo:color="#000000" loext:opacity="100%" style:font-name="Liberation Serif" style:text-underline-style="none" officeooo:rsid="002fde7a" fo:background-color="#ffffff" loext:char-shading-value="0" style:font-name-asian="Noto Sans Mono CJK SC" style:font-size-asian="12pt" style:font-name-complex="Liberation Mono"/>
    </style:style>
    <style:style style:name="T106" style:family="text">
      <style:text-properties fo:color="#000000" loext:opacity="100%" style:font-name="Liberation Serif" style:text-underline-style="none" officeooo:rsid="00308f64" fo:background-color="#ffffff" loext:char-shading-value="0" style:font-name-asian="Noto Sans Mono CJK SC" style:font-size-asian="12pt" style:font-name-complex="Liberation Mono"/>
    </style:style>
    <style:style style:name="T107" style:family="text">
      <style:text-properties fo:color="#000000" loext:opacity="100%" style:font-name="Liberation Serif" style:text-underline-style="none" officeooo:rsid="0033cde5" fo:background-color="#ffffff" loext:char-shading-value="0" style:font-name-asian="Noto Sans Mono CJK SC" style:font-size-asian="12pt" style:font-name-complex="Liberation Mono"/>
    </style:style>
    <style:style style:name="T108" style:family="text">
      <style:text-properties fo:color="#000000" loext:opacity="100%" style:font-name="Liberation Serif" style:text-underline-style="none" officeooo:rsid="0034c570" fo:background-color="#ffffff" loext:char-shading-value="0" style:font-name-asian="Noto Sans Mono CJK SC" style:font-size-asian="12pt" style:font-name-complex="Liberation Mono"/>
    </style:style>
    <style:style style:name="T109" style:family="text">
      <style:text-properties fo:color="#000000" loext:opacity="100%" style:font-name="Liberation Serif" style:text-underline-style="none" officeooo:rsid="00389ccd" fo:background-color="#ffffff" loext:char-shading-value="0" style:font-name-asian="Noto Sans Mono CJK SC" style:font-size-asian="12pt" style:font-name-complex="Liberation Mono"/>
    </style:style>
    <style:style style:name="T110" style:family="text">
      <style:text-properties fo:color="#000000" loext:opacity="100%" style:font-name="Liberation Serif" style:text-underline-style="none" officeooo:rsid="0039a809" fo:background-color="#ffffff" loext:char-shading-value="0" style:font-name-asian="Noto Sans Mono CJK SC" style:font-size-asian="12pt" style:font-name-complex="Liberation Mono"/>
    </style:style>
    <style:style style:name="T111" style:family="text">
      <style:text-properties fo:color="#000000" loext:opacity="100%" style:font-name="Liberation Serif" style:text-underline-style="none" officeooo:rsid="003e8d96" fo:background-color="#ffffff" loext:char-shading-value="0" style:font-name-asian="Noto Sans Mono CJK SC" style:font-size-asian="12pt" style:font-name-complex="Liberation Mono"/>
    </style:style>
    <style:style style:name="T112" style:family="text">
      <style:text-properties fo:color="#000000" loext:opacity="100%" style:font-name="Liberation Serif" style:text-underline-style="none" officeooo:rsid="0029c8c3" fo:background-color="#ffffff" loext:char-shading-value="0" style:font-name-asian="Noto Sans Mono CJK SC" style:font-name-complex="Liberation Mono"/>
    </style:style>
    <style:style style:name="T113" style:family="text">
      <style:text-properties fo:color="#000000" loext:opacity="100%" style:font-name="Liberation Serif" style:text-underline-style="none" officeooo:rsid="002b035d" fo:background-color="#ffffff" loext:char-shading-value="0" style:font-name-asian="Noto Sans Mono CJK SC" style:font-name-complex="Liberation Mono"/>
    </style:style>
    <style:style style:name="T114" style:family="text">
      <style:text-properties fo:color="#000000" loext:opacity="100%" style:font-name="Liberation Serif" style:text-underline-style="none" officeooo:rsid="00308f64" fo:background-color="#ffffff" loext:char-shading-value="0" style:font-name-asian="Noto Sans Mono CJK SC" style:font-name-complex="Liberation Mono"/>
    </style:style>
    <style:style style:name="T115" style:family="text">
      <style:text-properties fo:color="#000000" loext:opacity="100%" style:font-name="Liberation Serif" style:text-underline-style="none" officeooo:rsid="002b035d" fo:background-color="#ffffff" loext:char-shading-value="0"/>
    </style:style>
    <style:style style:name="T116" style:family="text">
      <style:text-properties fo:color="#000000" loext:opacity="100%" style:font-name="Liberation Serif" style:text-underline-style="none" officeooo:rsid="002c391f" fo:background-color="#ffffff" loext:char-shading-value="0"/>
    </style:style>
    <style:style style:name="T117" style:family="text">
      <style:text-properties fo:color="#000000" loext:opacity="100%" style:font-name="Liberation Serif" style:text-underline-style="none" officeooo:rsid="00308f64" fo:background-color="#ffffff" loext:char-shading-value="0"/>
    </style:style>
    <style:style style:name="T118" style:family="text">
      <style:text-properties fo:color="#000000" loext:opacity="100%" style:font-name="Liberation Serif" style:text-underline-style="none" officeooo:rsid="0033cde5" fo:background-color="#ffffff" loext:char-shading-value="0"/>
    </style:style>
    <style:style style:name="T119" style:family="text">
      <style:text-properties fo:color="#000000" loext:opacity="100%" fo:font-weight="bold" officeooo:rsid="0041ebb8" fo:background-color="#ffffff" loext:char-shading-value="0" style:font-size-asian="12pt" style:font-weight-asian="bold" style:font-weight-complex="bold"/>
    </style:style>
    <style:style style:name="T120" style:family="text">
      <style:text-properties officeooo:rsid="0024bc69"/>
    </style:style>
    <style:style style:name="T121" style:family="text">
      <style:text-properties style:font-name="monospace" fo:font-size="10pt" style:font-size-asian="10pt" style:font-size-complex="10pt"/>
    </style:style>
    <style:style style:name="T122" style:family="text">
      <style:text-properties style:font-name="monospace" fo:font-size="10pt" officeooo:rsid="0025e4ee" style:font-size-asian="10pt" style:font-size-complex="10pt"/>
    </style:style>
    <style:style style:name="T123" style:family="text">
      <style:text-properties officeooo:rsid="00290976"/>
    </style:style>
    <style:style style:name="T124" style:family="text">
      <style:text-properties officeooo:rsid="002e1890"/>
    </style:style>
    <style:style style:name="T125" style:family="text">
      <style:text-properties fo:font-variant="normal" fo:text-transform="none" fo:color="#000000" loext:opacity="100%" style:font-name="monospace1" fo:font-size="8pt" fo:letter-spacing="normal" style:text-underline-style="none" officeooo:rsid="0024bc69" fo:background-color="#ffffff" loext:char-shading-value="0" style:font-size-asian="8pt" style:font-size-complex="8pt" loext:padding="0cm" loext:border="none"/>
    </style:style>
    <style:style style:name="T126" style:family="text">
      <style:text-properties fo:font-variant="normal" fo:text-transform="none" fo:color="#000000" loext:opacity="100%" style:font-name="monospace1" fo:font-size="8pt" fo:letter-spacing="normal" style:text-underline-style="none" officeooo:rsid="0061ba02" fo:background-color="#ffffff" loext:char-shading-value="0" style:font-name-asian="Noto Sans Mono CJK SC" style:font-size-asian="8pt" style:font-name-complex="Liberation Mono" style:font-size-complex="8pt" loext:padding="0cm" loext:border="none"/>
    </style:style>
    <style:style style:name="T127" style:family="text">
      <style:text-properties fo:font-variant="normal" fo:text-transform="none" fo:color="#000000" loext:opacity="100%" style:font-name="monospace1" fo:font-size="8pt" fo:letter-spacing="normal" officeooo:rsid="0024bc69" fo:background-color="#ffffff" loext:char-shading-value="0" style:font-size-asian="8pt" style:font-size-complex="8pt" loext:padding="0cm" loext:border="none"/>
    </style:style>
    <style:style style:name="T128" style:family="text">
      <style:text-properties fo:font-variant="normal" fo:text-transform="none" fo:color="#000000" loext:opacity="100%" style:font-name="monospace1" fo:font-size="8pt" fo:letter-spacing="normal" officeooo:rsid="00887966" fo:background-color="#ffffff" loext:char-shading-value="0" style:font-size-asian="8pt" style:font-size-complex="8pt" loext:padding="0cm" loext:border="none"/>
    </style:style>
    <style:style style:name="T129" style:family="text">
      <style:text-properties fo:font-variant="normal" fo:text-transform="none" fo:color="#000000" loext:opacity="100%" style:font-name="monospace1" fo:font-size="8pt" fo:letter-spacing="normal" officeooo:rsid="007ec2f1" fo:background-color="#ffffff" loext:char-shading-value="0" style:font-size-asian="8pt" style:font-size-complex="8pt" loext:padding="0cm" loext:border="none"/>
    </style:style>
    <style:style style:name="T130" style:family="text">
      <style:text-properties fo:font-variant="normal" fo:text-transform="none" fo:color="#000000" loext:opacity="100%" style:font-name="monospace1" fo:font-size="8pt" fo:letter-spacing="normal" officeooo:rsid="008cf404" fo:background-color="#ffffff" loext:char-shading-value="0" style:font-size-asian="8pt" style:font-size-complex="8pt" loext:padding="0cm" loext:border="none"/>
    </style:style>
    <style:style style:name="T131" style:family="text">
      <style:text-properties fo:font-variant="normal" fo:text-transform="none" fo:color="#000000" loext:opacity="100%" style:font-name="monospace1" fo:font-size="8pt" fo:letter-spacing="normal" officeooo:rsid="008b5f51" fo:background-color="#ffffff" loext:char-shading-value="0" style:font-name-asian="Noto Sans Mono CJK SC" style:font-size-asian="8pt" style:font-name-complex="Liberation Mono" style:font-size-complex="8pt" loext:padding="0cm" loext:border="none"/>
    </style:style>
    <style:style style:name="T132" style:family="text">
      <style:text-properties fo:font-variant="normal" fo:text-transform="none" fo:color="#000000" loext:opacity="100%" style:font-name="monospace1" fo:font-size="8pt" fo:letter-spacing="normal" officeooo:rsid="008ecbfc" fo:background-color="#ffffff" loext:char-shading-value="0" style:font-name-asian="Noto Sans Mono CJK SC" style:font-size-asian="8pt" style:font-name-complex="Liberation Mono" style:font-size-complex="8pt" loext:padding="0cm" loext:border="none"/>
    </style:style>
    <style:style style:name="T133" style:family="text">
      <style:text-properties fo:font-variant="normal" fo:text-transform="none" fo:color="#000000" loext:opacity="100%" style:font-name="monospace1" fo:font-size="12pt" fo:letter-spacing="normal" officeooo:rsid="006052b8" fo:background-color="#ffffff" loext:char-shading-value="0" style:font-size-asian="12pt" style:font-size-complex="12pt" loext:padding="0cm" loext:border="none"/>
    </style:style>
    <style:style style:name="T134" style:family="text">
      <style:text-properties fo:font-variant="normal" fo:text-transform="none" fo:color="#000000" loext:opacity="100%" style:font-name="Liberation Serif" fo:font-size="12pt" fo:letter-spacing="normal" officeooo:rsid="0040255d" fo:background-color="#ffffff" loext:char-shading-value="0" style:font-size-asian="12pt" style:font-size-complex="12pt" loext:padding="0cm" loext:border="none"/>
    </style:style>
    <style:style style:name="T135" style:family="text">
      <style:text-properties fo:font-variant="normal" fo:text-transform="none" fo:color="#000000" loext:opacity="100%" style:font-name="Liberation Serif" fo:font-size="12pt" fo:letter-spacing="normal" officeooo:rsid="008cf404" fo:background-color="#ffffff" loext:char-shading-value="0" style:font-size-asian="12pt" style:font-size-complex="12pt" loext:padding="0cm" loext:border="none"/>
    </style:style>
    <style:style style:name="T136" style:family="text">
      <style:text-properties officeooo:rsid="00374867"/>
    </style:style>
    <style:style style:name="T137" style:family="text">
      <style:text-properties officeooo:rsid="003bb7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anco de dados do INMET</text:p>
      <text:p text:style-name="P1"/>
      <text:p text:style-name="P1">1) Download das <text:span text:style-name="T9">tabelas (CSV) do Inmet (Aces</text:span><text:span text:style-name="T124">s</text:span><text:span text:style-name="T9">ado em Outubro de 2020)</text:span></text:p>
      <text:p text:style-name="P1">Endereço: <text:a xlink:type="simple" xlink:href="https://portal.inmet.gov.br/dadoshistoricos" text:style-name="Internet_20_link" text:visited-style-name="Visited_20_Internet_20_Link">https://portal.inmet.gov.br/dadoshistoricos</text:a> </text:p>
      <text:p text:style-name="P16"><text:span text:style-name="T1">1.1) </text:span><text:span text:style-name="T9">Uso de Shell/Linux:</text:span></text:p>
      <text:p text:style-name="P17">1.1.1) Download dos arquivos zipados de 2000 até 2020</text:p>
      <text:p text:style-name="P16"><text:span text:style-name="T121">for </text:span><text:span text:style-name="T122">y</text:span><text:span text:style-name="T121"> in $(seq 2000 2020); do wget "</text:span><text:a xlink:type="simple" xlink:href="https://portal.inmet.gov.br/dadoshistoricos/" text:style-name="Internet_20_link" text:visited-style-name="Visited_20_Internet_20_Link"><text:span text:style-name="T121">https: //portal.inmet.gov.br/dadoshistoricos/</text:span></text:a><text:span text:style-name="T121">"$</text:span><text:span text:style-name="T122">y</text:span><text:span text:style-name="T121">".zip";done</text:span></text:p>
      <text:p text:style-name="P17">1.1.2) Descompactar os arquivos ZIP</text:p>
      <text:p text:style-name="P21">for f in $(ls *.zip); do unzip $f;done</text:p>
      <text:p text:style-name="P2"/>
      <text:p text:style-name="P17">2) Criar as tabelas <text:span text:style-name="T2">stations_table.</text:span><text:span text:style-name="T3">csv</text:span><text:span text:style-name="T13"> </text:span><text:span text:style-name="T12">e </text:span><text:span text:style-name="T3">stations.csv</text:span></text:p>
      <text:p text:style-name="P17">2.1) stations_table.<text:span text:style-name="T11">csv: </text:span>Tabela com as medidas da estação a cada 30 minutos</text:p>
      <text:p text:style-name="P17">2.2) <text:span text:style-name="T11">stations.csv: </text:span>Tabela com as coordenadas (longitude e latitude) das estações.</text:p>
      <text:p text:style-name="P4">2.<text:span text:style-name="T10">3</text:span>) Script: <text:span text:style-name="T5">inmet-csv2tables.py</text:span></text:p>
      <text:p text:style-name="P18"><text:span text:style-name="T6">2</text:span>.<text:span text:style-name="T10">3</text:span>.1) Linguagem: <text:span text:style-name="T6">Python</text:span></text:p>
      <text:p text:style-name="P18"><text:span text:style-name="T6">2</text:span>.<text:span text:style-name="T10">3</text:span>.2) Utilização:</text:p>
      <text:p text:style-name="P22">inmet-csv2tables.py <text:span text:style-name="T14">diretorio_CSV</text:span></text:p>
      <text:p text:style-name="P5"><text:span text:style-name="T6">2</text:span>.1.3) Resultado: <text:span text:style-name="T14">Geração das tabelas stations_table.csv e stations.csv</text:span></text:p>
      <text:p text:style-name="P6"/>
      <text:p text:style-name="P19"><text:span text:style-name="T7">3) </text:span><text:span text:style-name="T8">Tabela com as estações do Cerrado </text:span><text:span text:style-name="T2">stations_cerrado.csv</text:span></text:p>
      <text:p text:style-name="P7">Tabela com os códigos das estações no Cerrado definido pelo usuário</text:p>
      <text:p text:style-name="P7"/>
      <text:p text:style-name="P20"><text:span text:style-name="T8">4) Criação do banco de dados </text:span><text:span text:style-name="T2">inmet.gpkg</text:span></text:p>
      <text:p text:style-name="P7"><text:span text:style-name="T15">Banco de dados no formato </text:span>Geopackage <text:span text:style-name="T15">com os dados das estações do </text:span><text:span text:style-name="T4">Inmet</text:span></text:p>
      <text:p text:style-name="P8">4.1) Criar banco de dados vazio do Geopackage</text:p>
      <text:p text:style-name="P7">4.<text:span text:style-name="T15">2</text:span>) Importa<text:span text:style-name="T15">r as tabelas </text:span><text:span text:style-name="T14">stations_table.csv e stations.csv</text:span></text:p>
      <text:p text:style-name="P8">4.2.1) Comando do utilitário SQLITE</text:p>
      <text:p text:style-name="P8"><text:span text:style-name="T17">&gt; sqlite3 inmet.gpkg</text:span><text:span text:style-name="T120"><text:line-break/></text:span><text:span text:style-name="T17">sqlite&gt; .</text:span><text:span text:style-name="T18">separator</text:span><text:span text:style-name="T19"> ";"</text:span><text:span text:style-name="T120"><text:line-break/></text:span><text:span text:style-name="T16">sqlite&gt; .import ./stations_cerrado.csv stations_cerrado<text:line-break/>sqlite&gt; .import ./stations.csv stations<text:line-break/>sqlite&gt; .import ./stations_table.csv stations_table</text:span></text:p>
      <text:p text:style-name="P8">4.3) <text:span text:style-name="T123">Ler a extensão (ambiente Linux) para trabalhar com dados e funções espaciais</text:span></text:p>
      <text:p text:style-name="P9"><text:span text:style-name="T16">sqlite&gt; </text:span><text:span text:style-name="T17">SELECT load_extension('mod_spatialite.so');</text:span></text:p>
      <text:p text:style-name="P23"><text:span text:style-name="T36">4.4) Cria</text:span><text:span text:style-name="T37">ção de tabelas do Cerrado</text:span></text:p>
      <text:p text:style-name="P24"><text:span text:style-name="T72">4.</text:span><text:span text:style-name="T71">4.1) </text:span><text:span text:style-name="T73">T</text:span><text:span text:style-name="T36">abela com os dados das estações do cerrado com camp</text:span><text:span text:style-name="T37">o</text:span><text:span text:style-name="T36"> geométrico, </text:span><text:span text:style-name="T70">stations_cerrado_g</text:span></text:p>
      <text:p text:style-name="P24"><text:span text:style-name="T71">Script: </text:span><text:span text:style-name="T69">station_cerrado_geom.sql</text:span></text:p>
      <text:p text:style-name="P23"><text:span text:style-name="Source_20_Text"><text:span text:style-name="T22">sqlite3&gt; .</text:span></text:span><text:span text:style-name="Source_20_Text"><text:span text:style-name="T23">read .</text:span></text:span><text:span text:style-name="Source_20_Text"><text:span text:style-name="T22">/</text:span></text:span><text:span text:style-name="Source_20_Text"><text:span text:style-name="T24">sql/station_cerrado_geom.sql</text:span></text:span></text:p>
      <text:p text:style-name="P24"><text:span text:style-name="T72">4.</text:span><text:span text:style-name="T71">4.1) </text:span><text:span text:style-name="T73">T</text:span><text:span text:style-name="T36">abela com os dados das estações do cerrado com </text:span><text:span text:style-name="T37">dados de precipitação,</text:span><text:span text:style-name="T36"> </text:span><text:span text:style-name="T76">stations_cerrado_prep</text:span></text:p>
      <text:p text:style-name="P24"><text:span text:style-name="T71">Script: </text:span><text:span text:style-name="T69">stations_cerrado_prep.sql</text:span></text:p>
      <text:p text:style-name="P24"><text:span text:style-name="Source_20_Text"><text:span text:style-name="T22">sqlite3&gt; .</text:span></text:span><text:span text:style-name="Source_20_Text"><text:span text:style-name="T23">read .</text:span></text:span><text:span text:style-name="Source_20_Text"><text:span text:style-name="T22">/</text:span></text:span><text:span text:style-name="Source_20_Text"><text:span text:style-name="T24">sql/stations_cerrado_prep.sql</text:span></text:span></text:p>
      <text:p text:style-name="P24"><text:span text:style-name="Source_20_Text"><text:span text:style-name="T84">4.</text:span></text:span><text:span text:style-name="Source_20_Text"><text:span text:style-name="T116">5</text:span></text:span><text:span text:style-name="Source_20_Text"><text:span text:style-name="T84">) </text:span></text:span><text:span text:style-name="Source_20_Text"><text:span text:style-name="T112">Limpeza das tabelas – Remover as tabelas station</text:span></text:span><text:span text:style-name="Source_20_Text"><text:span text:style-name="T113">s e stations_table</text:span></text:span></text:p>
      <text:p text:style-name="P24"><text:span text:style-name="Source_20_Text"><text:span text:style-name="T22">sqlite3&gt; DROP TABLE stations_table;<text:line-break/>sqlite3&gt; DROP TABLE stations;</text:span></text:span></text:p>
      <text:p text:style-name="P25"><text:span text:style-name="Source_20_Text"><text:span text:style-name="T85">4.</text:span></text:span><text:span text:style-name="Source_20_Text"><text:span text:style-name="T88">6</text:span></text:span><text:span text:style-name="Source_20_Text"><text:span text:style-name="T95">) Tabela ajustada de precipitação, </text:span></text:span><text:span text:style-name="Source_20_Text"><text:span text:style-name="T79">stations_cerrado_prep_ajust</text:span></text:span></text:p>
      <text:p text:style-name="P25">Corrige os formatados de ‘data’ e ‘hora’ e gera ‘v_datetime’</text:p>
      <text:p text:style-name="P25">Converte ‘prep_mm’ p/ <text:s/>Real</text:p>
      <text:p text:style-name="P25">Apenas os dados que POSSUI precipitações</text:p>
      <text:p text:style-name="P25"><text:span text:style-name="T71">Script: </text:span><text:span text:style-name="T69">stations_cerrado_prep_</text:span><text:span text:style-name="T119">ajust</text:span><text:span text:style-name="T69">.sql</text:span></text:p>
      <text:p text:style-name="P25"><text:span text:style-name="Source_20_Text"><text:span text:style-name="T22">sqlite3&gt; .</text:span></text:span><text:span text:style-name="Source_20_Text"><text:span text:style-name="T23">read .</text:span></text:span><text:span text:style-name="Source_20_Text"><text:span text:style-name="T22">/</text:span></text:span><text:span text:style-name="Source_20_Text"><text:span text:style-name="T24">sq</text:span></text:span><text:span text:style-name="Source_20_Text"><text:span text:style-name="T27">l/stations_cerrado_prep_ajust.sql<text:line-break/></text:span></text:span><text:span text:style-name="Source_20_Text"><text:span text:style-name="T115">4.</text:span></text:span><text:span text:style-name="Source_20_Text"><text:span text:style-name="T116">7</text:span></text:span><text:span text:style-name="Source_20_Text"><text:span text:style-name="T115">) </text:span></text:span><text:span text:style-name="Source_20_Text"><text:span text:style-name="T95">Tabela </text:span></text:span><text:span text:style-name="Source_20_Text"><text:span text:style-name="T88">das estações com as datas que contem </text:span></text:span><text:span text:style-name="Source_20_Text"><text:span text:style-name="T95">24 medições </text:span></text:span><text:span text:style-name="Source_20_Text"><text:span text:style-name="T88">diárias </text:span></text:span><text:span text:style-name="Source_20_Text"><text:span text:style-name="T95">de precipitação, </text:span></text:span><text:span text:style-name="Source_20_Text"><text:span text:style-name="T79">stations_month_24prep</text:span></text:span></text:p>
      <text:p text:style-name="P25"><text:span text:style-name="T74">S</text:span><text:span text:style-name="T71">cript: </text:span><text:span text:style-name="T69">stations_month_24prep.sql</text:span></text:p>
      <text:p text:style-name="P25"><text:span text:style-name="Source_20_Text"><text:span text:style-name="T22">sqlite3&gt; .</text:span></text:span><text:span text:style-name="Source_20_Text"><text:span text:style-name="T23">read .</text:span></text:span><text:span text:style-name="Source_20_Text"><text:span text:style-name="T22">/</text:span></text:span><text:span text:style-name="Source_20_Text"><text:span text:style-name="T24">sq</text:span></text:span><text:span text:style-name="Source_20_Text"><text:span text:style-name="T27">l/stations_month_24prep.</text:span></text:span><text:span text:style-name="Source_20_Text"><text:span text:style-name="T28">sql</text:span></text:span></text:p>
      <text:p text:style-name="P26"><text:span text:style-name="Source_20_Text"><text:span text:style-name="T115">4.</text:span></text:span><text:span text:style-name="Source_20_Text"><text:span text:style-name="T116">8</text:span></text:span><text:span text:style-name="Source_20_Text"><text:span text:style-name="T115">) </text:span></text:span><text:span text:style-name="Source_20_Text"><text:span text:style-name="T95">Tabela </text:span></text:span><text:span text:style-name="Source_20_Text"><text:span text:style-name="T88">das estações com os meses </text:span></text:span><text:span text:style-name="Source_20_Text"><text:span text:style-name="T104">que possuem medição em todo os seus dias, </text:span></text:span><text:span text:style-name="Source_20_Text"><text:span text:style-name="T82">stations_year_month_ok</text:span></text:span></text:p>
      <text:p text:style-name="P26"><text:span text:style-name="T74">S</text:span><text:span text:style-name="T71">cript: </text:span><text:span text:style-name="T69">stations_year_month_ok.sql</text:span></text:p>
      <text:p text:style-name="P26"><text:span text:style-name="Source_20_Text"><text:span text:style-name="T22">sqlite3&gt; .</text:span></text:span><text:span text:style-name="Source_20_Text"><text:span text:style-name="T23">read .</text:span></text:span><text:span text:style-name="Source_20_Text"><text:span text:style-name="T22">/</text:span></text:span><text:span text:style-name="Source_20_Text"><text:span text:style-name="T24">sq</text:span></text:span><text:span text:style-name="Source_20_Text"><text:span text:style-name="T27">l/</text:span></text:span><text:span text:style-name="Source_20_Text"><text:span text:style-name="T22">stations_year_month_ok.s</text:span></text:span><text:span text:style-name="Source_20_Text"><text:span text:style-name="T28">ql</text:span></text:span></text:p>
      <text:p text:style-name="P26"><text:span text:style-name="Source_20_Text"><text:span text:style-name="T53"/></text:span></text:p>
      <text:p text:style-name="P26"><text:span text:style-name="Source_20_Text"><text:span text:style-name="T88">5) Geração dos arquivos CSV </text:span></text:span><text:span text:style-name="Source_20_Text"><text:span text:style-name="T87">a partir </text:span></text:span><text:span text:style-name="Source_20_Text"><text:span text:style-name="T88">do banco de dados </text:span></text:span><text:span text:style-name="Source_20_Text"><text:span text:style-name="T80">inmet.gpkg</text:span></text:span></text:p>
      <text:p text:style-name="P26"><text:span text:style-name="Source_20_Text"><text:span text:style-name="T88">5.1) Exportação da tabela para obtensão dos dados das imagens de precipitação da GPM (NASA)</text:span></text:span></text:p>
      <text:p text:style-name="P26"><text:span text:style-name="Source_20_Text"><text:span text:style-name="T88">Tabela com CSV contendo as estações do Cerrado com as coordenadas, </text:span></text:span><text:span text:style-name="Source_20_Text"><text:span text:style-name="T80">station_cerrado_gpm.csv</text:span></text:span></text:p>
      <text:p text:style-name="P36"><text:span text:style-name="Source_20_Text"><text:span text:style-name="T22">sqlite3&gt; .</text:span></text:span><text:span text:style-name="Source_20_Text"><text:span text:style-name="T25">mode </text:span></text:span><text:span text:style-name="Source_20_Text"><text:span text:style-name="T26">csv</text:span></text:span><text:span text:style-name="Source_20_Text"><text:span text:style-name="T22"><text:line-break/>sqlite3&gt; .separator ";"<text:line-break/>sqlite3&gt; .headers on<text:line-break/>sqlite3&gt; .output station_cerrado_gpm.csv<text:line-break/>sqlite3&gt; SELECT code_wmo AS ID, lat AS LAT, long AS LONG FROM stations_cerrado_g;</text:span></text:span></text:p>
      <text:p text:style-name="P27"><text:span text:style-name="Source_20_Text"><text:span text:style-name="T95">5.2) Exportação </text:span></text:span><text:span text:style-name="Source_20_Text"><text:span text:style-name="T87">da t</text:span></text:span><text:span text:style-name="Source_20_Text"><text:span text:style-name="T86">abela c</text:span></text:span><text:span text:style-name="Source_20_Text"><text:span text:style-name="T87">ru</text:span></text:span><text:span text:style-name="Source_20_Text"><text:span text:style-name="T86">zada: Ano, Mês e Total de estações</text:span></text:span></text:p>
      <text:p text:style-name="P27"><text:span text:style-name="Source_20_Text"><text:span text:style-name="T88">S</text:span></text:span><text:span text:style-name="Source_20_Text"><text:span text:style-name="T85">cript: </text:span></text:span><text:span text:style-name="Source_20_Text"><text:span text:style-name="T75">year_month_total.sql</text:span></text:span></text:p>
      <text:p text:style-name="P27"><text:span text:style-name="Source_20_Text"><text:span text:style-name="T22">sqlite3&gt; </text:span></text:span><text:span text:style-name="Source_20_Text"><text:span text:style-name="T125">.</text:span></text:span><text:span text:style-name="Source_20_Text"><text:span text:style-name="T126">separator ";"</text:span></text:span><text:span text:style-name="Source_20_Text"><text:span text:style-name="T125"><text:line-break/>sqlite3&gt; .header on<text:line-break/>sqlite3&gt; .output year_month_total.csv</text:span></text:span><text:span text:style-name="Source_20_Text"><text:span text:style-name="T86"><text:line-break/></text:span></text:span><text:span text:style-name="Source_20_Text"><text:span text:style-name="T22">sqlite3&gt; .read ./sql/year_month_total.sql</text:span></text:span></text:p>
      <text:p text:style-name="P26"><text:span text:style-name="Source_20_Text"><text:span text:style-name="T87"/></text:span></text:p>
      <text:p text:style-name="P27"><text:span text:style-name="Source_20_Text"><text:span text:style-name="T87">6) Obtenção dos valores de precipatação das imagens GPM da NASA</text:span></text:span></text:p>
      <text:p text:style-name="P28"><text:span text:style-name="Source_20_Text"><text:span text:style-name="T96">Utiliza o endereço </text:span></text:span><text:span text:style-name="Source_20_Text"><text:span text:style-name="T105">eletrônico </text:span></text:span><text:span text:style-name="Source_20_Text"><text:span text:style-name="T83">jsimpsonhttps.pps.eosdis.nasa.gov</text:span></text:span><text:span text:style-name="Source_20_Text"><text:span text:style-name="T105"> </text:span></text:span><text:span text:style-name="Source_20_Text"><text:span text:style-name="T111">(acessado em Outubro de 2020) </text:span></text:span><text:span text:style-name="Source_20_Text"><text:span text:style-name="T105">e </text:span></text:span></text:p>
      <text:p text:style-name="P28"><text:span text:style-name="Source_20_Text"><text:span text:style-name="T105">baixa os arquivos </text:span></text:span><text:span text:style-name="Source_20_Text"><text:span text:style-name="T106">TIF de 30 minutos (Ex.: <text:s/>3B-HHR-L.MS.MRG.3IMERG.20061222-S100000-E102959.0600.V06B.30min.tif) </text:span></text:span></text:p>
      <text:p text:style-name="P28"><text:span text:style-name="Source_20_Text"><text:span text:style-name="T87">6.1) </text:span></text:span><text:span text:style-name="Source_20_Text"><text:span text:style-name="T89">Script p/ baixar: </text:span></text:span><text:span text:style-name="Source_20_Text"><text:span text:style-name="T77">daily_precipitation_gpm_</text:span></text:span><text:span text:style-name="Source_20_Text"><text:span text:style-name="T78">html</text:span></text:span><text:span text:style-name="Source_20_Text"><text:span text:style-name="T77">.py</text:span></text:span></text:p>
      <text:p text:style-name="P28"><text:span text:style-name="Source_20_Text"><text:span text:style-name="T87">6.1.1) Utilização: </text:span></text:span><text:span text:style-name="Source_20_Text"><text:span text:style-name="T20">daily_precipitation_gpm.py e-mail ini-date end-date -</text:span></text:span><text:span text:style-name="Source_20_Text"><text:span text:style-name="T21">d </text:span></text:span><text:span text:style-name="Source_20_Text"><text:span text:style-name="T20">station_cerrado_gpm.csv</text:span></text:span></text:p>
      <text:p text:style-name="P28"><text:span text:style-name="Source_20_Text"><text:span text:style-name="T117">6.1.2) Argumentos:</text:span></text:span></text:p>
      <text:p text:style-name="P28"><text:span text:style-name="Source_20_Text"><text:span text:style-name="T117">email: e-mail utilizado para cadastrar no endereço jsimpsonhttps.pps.eosdis.nasa.gov</text:span></text:span></text:p>
      <text:p text:style-name="P28"><text:span text:style-name="Source_20_Text"><text:span text:style-name="T117">ini-date: data inicial no formato de data AAAA-MM-DD </text:span></text:span></text:p>
      <text:p text:style-name="P28"><text:span text:style-name="Source_20_Text"><text:span text:style-name="T117">end-date: data </text:span></text:span><text:span text:style-name="Source_20_Text"><text:span text:style-name="T114">final</text:span></text:span><text:span text:style-name="Source_20_Text"><text:span text:style-name="T117"> no formato de data AAAA-MM-DD </text:span></text:span></text:p>
      <text:p text:style-name="P28"><text:span text:style-name="Source_20_Text"><text:span text:style-name="T117">Opção -d: Para manter o imagem baixada</text:span></text:span></text:p>
      <text:p text:style-name="P28"><text:span text:style-name="Source_20_Text"><text:span text:style-name="T117">station_cerrado_gpm.csv: </text:span></text:span><text:span text:style-name="Source_20_Text"><text:span text:style-name="T114">Arquivo CSV com as coordenadas das estações no Cerrado (</text:span></text:span><text:span text:style-name="Source_20_Text"><text:span text:style-name="T97">gerado </text:span></text:span><text:span text:style-name="Source_20_Text"><text:span text:style-name="T87">item anterior</text:span></text:span><text:span text:style-name="Source_20_Text"><text:span text:style-name="T97">)</text:span></text:span></text:p>
      <text:p text:style-name="P30"><text:span text:style-name="Source_20_Text"><text:span text:style-name="T98">6.2) </text:span></text:span><text:span text:style-name="Source_20_Text"><text:span text:style-name="T99">Funcionamento do script</text:span></text:span></text:p>
      <text:p text:style-name="P30"><text:span text:style-name="Source_20_Text"><text:span text:style-name="T98">O Script baixa </text:span></text:span><text:span text:style-name="Source_20_Text"><text:span text:style-name="T99">todas </text:span></text:span><text:span text:style-name="Source_20_Text"><text:span text:style-name="T107">as imagens </text:span></text:span><text:span text:style-name="Source_20_Text"><text:span text:style-name="T108">de 30 a 30 minutos </text:span></text:span><text:span text:style-name="Source_20_Text"><text:span text:style-name="T107">correspondente</text:span></text:span><text:span text:style-name="Source_20_Text"><text:span text:style-name="T108">s</text:span></text:span><text:span text:style-name="Source_20_Text"><text:span text:style-name="T107"> ao intervalo de tempo ( </text:span></text:span><text:span text:style-name="Source_20_Text"><text:span text:style-name="T117">ini-date </text:span></text:span><text:span text:style-name="Source_20_Text"><text:span text:style-name="T118">até end-date</text:span></text:span><text:span text:style-name="Source_20_Text"><text:span text:style-name="T107">).</text:span></text:span></text:p>
      <text:p text:style-name="P33"><text:span text:style-name="Source_20_Text"><text:span text:style-name="T109">A partir das coordenadas das estações do Cerrado (arquivo </text:span></text:span><text:span text:style-name="Source_20_Text"><text:span text:style-name="T108">station_cerrado_gpm.csv</text:span></text:span><text:span text:style-name="Source_20_Text"><text:span text:style-name="T109">), lê todas as imagens e obtem os valores dos pixeis das coordenadas de cada estação, gerando um arquivo CSV, contendo, a identificação da estação e os valores de precipitação </text:span></text:span><text:span text:style-name="Source_20_Text"><text:span text:style-name="T110">acumulada</text:span></text:span><text:span text:style-name="Source_20_Text"><text:span text:style-name="T109">.</text:span></text:span></text:p>
      <text:p text:style-name="P34"><text:span text:style-name="Source_20_Text"><text:span text:style-name="T110">A </text:span></text:span><text:span text:style-name="Source_20_Text"><text:span text:style-name="T109">precipitação </text:span></text:span><text:span text:style-name="Source_20_Text"><text:span text:style-name="T110">acumulada é calculada somando a precipitação do dia anterior (12:00 até 23:59) até o dia corrente (00:00 até 11:59)</text:span></text:span></text:p>
      <text:p text:style-name="P28"><text:span text:style-name="Source_20_Text"><text:span text:style-name="T97">6.</text:span></text:span><text:span text:style-name="Source_20_Text"><text:span text:style-name="T98">3</text:span></text:span><text:span text:style-name="Source_20_Text"><text:span text:style-name="T97">) Utilização:</text:span></text:span></text:p>
      <text:p text:style-name="P31"><text:span text:style-name="Source_20_Text"><text:span text:style-name="T92">Para acompanhar os downloads e os cálculos, foram processados por ano, sendo </text:span></text:span><text:span text:style-name="Source_20_Text"><text:span text:style-name="T97">criados </text:span></text:span><text:span text:style-name="Source_20_Text"><text:span text:style-name="T93">os diretórios</text:span></text:span><text:span text:style-name="Source_20_Text"><text:span text:style-name="T97">: </text:span></text:span><text:span text:style-name="Source_20_Text"><text:span text:style-name="T93">2016, </text:span></text:span><text:span text:style-name="Source_20_Text"><text:span text:style-name="T90">2017, 2018, 2019 e 2020.</text:span></text:span></text:p>
      <text:p text:style-name="P29"><text:span text:style-name="Source_20_Text"><text:span text:style-name="T91">Em cada diretório foram </text:span></text:span><text:span text:style-name="Source_20_Text"><text:span text:style-name="T92">processado as imagens desses anos, </text:span></text:span><text:span text:style-name="Source_20_Text"><text:span text:style-name="T102">gerando</text:span></text:span><text:span text:style-name="Source_20_Text"><text:span text:style-name="T92"> um arquivo CSV com os valores da precipitação acumulada diária para cada estação.</text:span></text:span></text:p>
      <text:p text:style-name="P32"><text:span text:style-name="Source_20_Text"><text:span text:style-name="T93">Para 2016 foram </text:span></text:span><text:span text:style-name="Source_20_Text"><text:span text:style-name="T103">baixado as imagens </text:span></text:span><text:span text:style-name="Source_20_Text"><text:span text:style-name="T93"><text:s/>dos intervalos de 2016-12-21 até 2016-12-31 (para ter os dados de verão </text:span></text:span><text:span text:style-name="Source_20_Text"><text:span text:style-name="T94">de 2017</text:span></text:span><text:span text:style-name="Source_20_Text"><text:span text:style-name="T93">)</text:span></text:span></text:p>
      <text:p text:style-name="P32"><text:span text:style-name="Source_20_Text"><text:span text:style-name="T93">Para 2017 até 2019 foram baixados as imagens de todo o ano correspondente.</text:span></text:span></text:p>
      <text:p text:style-name="P32"><text:span text:style-name="Source_20_Text"><text:span text:style-name="T93">Para 2020 foram </text:span></text:span><text:span text:style-name="Source_20_Text"><text:span text:style-name="T103">baixado as imagens </text:span></text:span><text:span text:style-name="Source_20_Text"><text:span text:style-name="T93"><text:s/>dos intervalos de 2020-01-01 até 2020-03-20 (para ter os dados de verão </text:span></text:span><text:span text:style-name="Source_20_Text"><text:span text:style-name="T94">de 2019</text:span></text:span><text:span text:style-name="Source_20_Text"><text:span text:style-name="T93">)</text:span></text:span></text:p>
      <text:p text:style-name="P31"><text:span text:style-name="Source_20_Text"><text:span text:style-name="T92">6.4) Resultado:</text:span></text:span></text:p>
      <text:p text:style-name="P31"><text:span text:style-name="Source_20_Text"><text:span text:style-name="T94">5</text:span></text:span><text:span text:style-name="Source_20_Text"><text:span text:style-name="T92"> arquivos CSV por ano:</text:span></text:span></text:p>
      <text:p text:style-name="P31"><text:span text:style-name="Source_20_Text"><text:span text:style-name="T92">station_cerrado_gpm_gpm_2016-12-21_2016-12-31.csv</text:span></text:span></text:p>
      <text:p text:style-name="P31"><text:span text:style-name="Source_20_Text"><text:span text:style-name="T92">station_cerrado_gpm_gpm_2017-01-01_2017-12-31.csv</text:span></text:span></text:p>
      <text:p text:style-name="P31"><text:span text:style-name="Source_20_Text"><text:span text:style-name="T92">station_cerrado_gpm_gpm_2018-01-01_2018-12-31.csv</text:span></text:span></text:p>
      <text:p text:style-name="P31"><text:span text:style-name="Source_20_Text"><text:span text:style-name="T92">station_cerrado_gpm_gpm_2019-01-01_2019-12-31.csv</text:span></text:span></text:p>
      <text:p text:style-name="P31"><text:span text:style-name="Source_20_Text"><text:span text:style-name="T92">station_cerrado_gpm_gpm_2020-01-01_2020-03-20.csv</text:span></text:span></text:p>
      <text:p text:style-name="P31"><text:span text:style-name="Source_20_Text"><text:span text:style-name="T92"/></text:span></text:p>
      <text:p text:style-name="P35"><text:span text:style-name="Source_20_Text"><text:span text:style-name="T92">7) </text:span></text:span><text:span text:style-name="Source_20_Text"><text:span text:style-name="T101">Atualização do </text:span></text:span><text:span text:style-name="Source_20_Text"><text:span text:style-name="T100">banco de dados </text:span></text:span><text:span text:style-name="Source_20_Text"><text:span text:style-name="T81">inmet.gpkg </text:span></text:span><text:span text:style-name="Source_20_Text"><text:span text:style-name="T101">com as tabelas de </text:span></text:span><text:span text:style-name="Source_20_Text"><text:span text:style-name="T92">precipitação acumulada diária das imagens </text:span></text:span><text:span text:style-name="Source_20_Text"><text:span text:style-name="T101">da GPM</text:span></text:span></text:p>
      <text:p text:style-name="P11">7.1) <text:span text:style-name="T136">Importar </text:span><text:span text:style-name="T137">das tabelas de </text:span><text:span text:style-name="Source_20_Text"><text:span text:style-name="T65">precipitação acumulada diária das imagens</text:span></text:span></text:p>
      <text:p text:style-name="P10"><text:span text:style-name="Source_20_Text"><text:span text:style-name="T30">sqlite3&gt; .separator ";"<text:line-break/>sqlite3&gt; .import .../station_cerrado_gpm_gpm_2016-12-21_2016-12-31.csv s</text:span></text:span><text:span text:style-name="Source_20_Text"><text:span text:style-name="T29">c_temp</text:span></text:span><text:span text:style-name="Source_20_Text"><text:span text:style-name="T31">1</text:span></text:span><text:span text:style-name="Source_20_Text"><text:span text:style-name="T30"><text:line-break/>sqlite3&gt; .import .../station_cerrado_gpm_gpm_2017-01-01_2017-12-31.csv s</text:span></text:span><text:span text:style-name="Source_20_Text"><text:span text:style-name="T29">c_temp</text:span></text:span><text:span text:style-name="Source_20_Text"><text:span text:style-name="T31">2</text:span></text:span><text:span text:style-name="Source_20_Text"><text:span text:style-name="T30"><text:line-break/>sqlite3&gt; .import .../station_cerrado_gpm_gpm_2018-01-01_2018-12-31.csv s</text:span></text:span><text:span text:style-name="Source_20_Text"><text:span text:style-name="T29">c_temp</text:span></text:span><text:span text:style-name="Source_20_Text"><text:span text:style-name="T31">3</text:span></text:span><text:span text:style-name="Source_20_Text"><text:span text:style-name="T30"><text:line-break/>sqlite3&gt; .import .../</text:span></text:span><text:span text:style-name="Source_20_Text"><text:span text:style-name="T32">station_cerrado_gpm_gpm_2019-01-01_2019-12-31.csv</text:span></text:span><text:span text:style-name="Source_20_Text"><text:span text:style-name="T30"> s</text:span></text:span><text:span text:style-name="Source_20_Text"><text:span text:style-name="T29">c_temp</text:span></text:span><text:span text:style-name="Source_20_Text"><text:span text:style-name="T31">4</text:span></text:span><text:span text:style-name="Source_20_Text"><text:span text:style-name="T30"><text:line-break/>sqlite3&gt; .import .../station_cerrado_gpm_gpm_2020-01-01_2020-03-20.csv s</text:span></text:span><text:span text:style-name="Source_20_Text"><text:span text:style-name="T29">c_temp</text:span></text:span><text:span text:style-name="Source_20_Text"><text:span text:style-name="T31">5</text:span></text:span></text:p>
      <text:p text:style-name="P11"><text:span text:style-name="Source_20_Text"><text:span text:style-name="T56">7.2) </text:span></text:span><text:span text:style-name="Source_20_Text"><text:span text:style-name="T57">C</text:span></text:span><text:span text:style-name="Source_20_Text"><text:span text:style-name="T58">ria </text:span></text:span><text:span text:style-name="Source_20_Text"><text:span text:style-name="T60">e popula a </text:span></text:span><text:span text:style-name="Source_20_Text"><text:span text:style-name="T58">tabela </text:span></text:span><text:span text:style-name="Source_20_Text"><text:span text:style-name="T39">stations_cerrado_</text:span></text:span><text:span text:style-name="Source_20_Text"><text:span text:style-name="T40">gpm </text:span></text:span><text:span text:style-name="Source_20_Text"><text:span text:style-name="T66">a partir das tabelas temporárias.</text:span></text:span></text:p>
      <text:p text:style-name="P11"><text:span text:style-name="Source_20_Text"><text:span text:style-name="T56">7.2.1) Script: </text:span></text:span><text:span text:style-name="Source_20_Text"><text:span text:style-name="T38">stations_gpm.sql</text:span></text:span></text:p>
      <text:p text:style-name="P11"><text:span text:style-name="Source_20_Text"><text:span text:style-name="T30">sqlite3&gt; .</text:span></text:span><text:span text:style-name="Source_20_Text"><text:span text:style-name="T33">read .</text:span></text:span><text:span text:style-name="Source_20_Text"><text:span text:style-name="T30">/</text:span></text:span><text:span text:style-name="Source_20_Text"><text:span text:style-name="T34">sql/stations_gpm.sql</text:span></text:span></text:p>
      <text:p text:style-name="P12"><text:span text:style-name="Source_20_Text"><text:span text:style-name="T56">7.3) </text:span></text:span><text:span text:style-name="Source_20_Text"><text:span text:style-name="T57">C</text:span></text:span><text:span text:style-name="Source_20_Text"><text:span text:style-name="T58">ria </text:span></text:span><text:span text:style-name="Source_20_Text"><text:span text:style-name="T60">e popula a </text:span></text:span><text:span text:style-name="Source_20_Text"><text:span text:style-name="T58">tabela </text:span></text:span><text:span text:style-name="Source_20_Text"><text:span text:style-name="T39">stations_cerrado_prep_daily.</text:span></text:span></text:p>
      <text:p text:style-name="P12"><text:span text:style-name="Source_20_Text"><text:span text:style-name="T61">Tabela com os dados diários das estações do InMet, calculada </text:span></text:span><text:span text:style-name="Source_20_Text"><text:span text:style-name="T66">a partir da</text:span></text:span><text:span text:style-name="Source_20_Text"><text:span text:style-name="T67">s</text:span></text:span><text:span text:style-name="Source_20_Text"><text:span text:style-name="T66"> </text:span></text:span><text:span text:style-name="Source_20_Text"><text:span text:style-name="T67">tabelas</text:span></text:span><text:span text:style-name="Source_20_Text"><text:span text:style-name="T66"> stations_cerrado_prep_ajust </text:span></text:span><text:span text:style-name="Source_20_Text"><text:span text:style-name="T67">e stations_month_24prep.</text:span></text:span></text:p>
      <text:p text:style-name="P12"><text:span text:style-name="Source_20_Text"><text:span text:style-name="T56">7.</text:span></text:span><text:span text:style-name="Source_20_Text"><text:span text:style-name="T62">3</text:span></text:span><text:span text:style-name="Source_20_Text"><text:span text:style-name="T56">.1) Script: </text:span></text:span><text:span text:style-name="Source_20_Text"><text:span text:style-name="T38">stations_cerrado_prep_daily.sql</text:span></text:span></text:p>
      <text:p text:style-name="P12"><text:span text:style-name="Source_20_Text"><text:span text:style-name="T30">sqlite3&gt; .</text:span></text:span><text:span text:style-name="Source_20_Text"><text:span text:style-name="T33">read .</text:span></text:span><text:span text:style-name="Source_20_Text"><text:span text:style-name="T30">/</text:span></text:span><text:span text:style-name="Source_20_Text"><text:span text:style-name="T34">sql/stations_cerrado_prep_daily.sql</text:span></text:span></text:p>
      <text:p text:style-name="P13"><text:span text:style-name="Source_20_Text"><text:span text:style-name="T56">7.</text:span></text:span><text:span text:style-name="Source_20_Text"><text:span text:style-name="T62">3</text:span></text:span><text:span text:style-name="Source_20_Text"><text:span text:style-name="T56">.</text:span></text:span><text:span text:style-name="Source_20_Text"><text:span text:style-name="T62">2</text:span></text:span><text:span text:style-name="Source_20_Text"><text:span text:style-name="T56">) </text:span></text:span><text:span text:style-name="Source_20_Text"><text:span text:style-name="T62">F</text:span></text:span><text:span text:style-name="Source_20_Text"><text:span text:style-name="T68">uncionamento do script.</text:span></text:span></text:p>
      <text:p text:style-name="P13"><text:span text:style-name="Source_20_Text"><text:span text:style-name="T68">O dado diário é calculado somando as medições do dia anterior, a partir de 13:00 horas (incluindo), até o dia corrente, finalizando no horário de </text:span></text:span><text:span text:style-name="Source_20_Text"><text:span text:style-name="T59">12:00 </text:span></text:span><text:span text:style-name="Source_20_Text"><text:span text:style-name="T62">(incluindo)</text:span></text:span><text:span text:style-name="Source_20_Text"><text:span text:style-name="T59">.</text:span></text:span></text:p>
      <text:p text:style-name="P13"><text:span text:style-name="Source_20_Text"><text:span text:style-name="T62">Foi calculado utilizando as datas de <text:s/></text:span></text:span><text:span text:style-name="Source_20_Text"><text:span text:style-name="T59">2016-12-21 até 2020-03-20.</text:span></text:span></text:p>
      <text:p text:style-name="P13"><text:span text:style-name="Source_20_Text"><text:span text:style-name="T62">7.4) </text:span></text:span><text:span text:style-name="Source_20_Text"><text:span text:style-name="T57">C</text:span></text:span><text:span text:style-name="Source_20_Text"><text:span text:style-name="T58">ria </text:span></text:span><text:span text:style-name="Source_20_Text"><text:span text:style-name="T60">e popula a </text:span></text:span><text:span text:style-name="Source_20_Text"><text:span text:style-name="T58">tabela </text:span></text:span><text:span text:style-name="Source_20_Text"><text:span text:style-name="T41">stations_cerrado_p</text:span></text:span><text:span text:style-name="Source_20_Text"><text:span text:style-name="T42">rep_inmet_gpm</text:span></text:span><text:span text:style-name="Source_20_Text"><text:span text:style-name="T39">.</text:span></text:span></text:p>
      <text:p text:style-name="P13"><text:span text:style-name="Source_20_Text"><text:span text:style-name="T62">Tabela com os dados </text:span></text:span><text:span text:style-name="Source_20_Text"><text:span text:style-name="T63">de precipitação acumulado diária da GPM e InMet.</text:span></text:span></text:p>
      <text:p text:style-name="P14"><text:span text:style-name="Source_20_Text"><text:span text:style-name="T56">7.</text:span></text:span><text:span text:style-name="Source_20_Text"><text:span text:style-name="T63">4</text:span></text:span><text:span text:style-name="Source_20_Text"><text:span text:style-name="T56">.1) Script: </text:span></text:span><text:span text:style-name="Source_20_Text"><text:span text:style-name="T41">stations_cerrado_p</text:span></text:span><text:span text:style-name="Source_20_Text"><text:span text:style-name="T42">rep_inmet_gpm </text:span></text:span><text:span text:style-name="Source_20_Text"><text:span text:style-name="T38">sql</text:span></text:span></text:p>
      <text:p text:style-name="P14"><text:span text:style-name="Source_20_Text"><text:span text:style-name="T30">sqlite3&gt; .</text:span></text:span><text:span text:style-name="Source_20_Text"><text:span text:style-name="T33">read .</text:span></text:span><text:span text:style-name="Source_20_Text"><text:span text:style-name="T30">/</text:span></text:span><text:span text:style-name="Source_20_Text"><text:span text:style-name="T34">sql/</text:span></text:span><text:span text:style-name="Source_20_Text"><text:span text:style-name="T30">stations_cerrado_prep_inmet_gpm.</text:span></text:span><text:span text:style-name="Source_20_Text"><text:span text:style-name="T35">sql</text:span></text:span></text:p>
      <text:p text:style-name="P14"><text:span text:style-name="Source_20_Text"><text:span text:style-name="T47"/></text:span></text:p>
      <text:p text:style-name="P15"><text:span text:style-name="Source_20_Text"><text:span text:style-name="T64">8) Geração das tabelas para comparação dos dados da GPM e InMet</text:span></text:span></text:p>
      <text:p text:style-name="P37"><text:span text:style-name="Source_20_Text"><text:span text:style-name="T48">8.1) Acumulação diária, </text:span></text:span><text:span text:style-name="Source_20_Text"><text:span text:style-name="T43">inmet_gpm_day.csv</text:span></text:span></text:p>
      <text:p text:style-name="P15"><text:span text:style-name="Source_20_Text"><text:span text:style-name="T64">8.1.1) Script: </text:span></text:span><text:span text:style-name="Source_20_Text"><text:span text:style-name="T43">inmet_gpm_day.sql</text:span></text:span></text:p>
      <text:p text:style-name="P15"><text:span text:style-name="Source_20_Text"><text:span text:style-name="T127">sqlite3&gt; .separator ";"</text:span></text:span></text:p>
      <text:p text:style-name="P15"><text:span text:style-name="Source_20_Text"><text:span text:style-name="T127">sqlite3&gt; .header on<text:line-break/>sqlite3&gt; .output ./</text:span></text:span><text:span text:style-name="Source_20_Text"><text:span text:style-name="T128">report_csv</text:span></text:span><text:span text:style-name="Source_20_Text"><text:span text:style-name="T127">/inmet_gpm_</text:span></text:span><text:span text:style-name="Source_20_Text"><text:span text:style-name="T131">day</text:span></text:span><text:span text:style-name="Source_20_Text"><text:span text:style-name="T127">.csv</text:span></text:span><text:span text:style-name="Source_20_Text"><text:span text:style-name="T133"><text:line-break/></text:span></text:span><text:span text:style-name="Source_20_Text"><text:span text:style-name="T127">sqlite3&gt; .read ./sql/inmet_gpm_</text:span></text:span><text:span text:style-name="Source_20_Text"><text:span text:style-name="T131">d</text:span></text:span><text:span text:style-name="Source_20_Text"><text:span text:style-name="T132">a</text:span></text:span><text:span text:style-name="Source_20_Text"><text:span text:style-name="T131">y</text:span></text:span><text:span text:style-name="Source_20_Text"><text:span text:style-name="T127">.sql</text:span></text:span></text:p>
      <text:p text:style-name="P37"><text:span text:style-name="Source_20_Text"><text:span text:style-name="T48">8.2) Acumulação </text:span></text:span><text:span text:style-name="Source_20_Text"><text:span text:style-name="T49">M</text:span></text:span><text:span text:style-name="Source_20_Text"><text:span text:style-name="T50">ensal</text:span></text:span><text:span text:style-name="Source_20_Text"><text:span text:style-name="T48">, </text:span></text:span><text:span text:style-name="Source_20_Text"><text:span text:style-name="T54">inmet_gpm_month</text:span></text:span><text:span text:style-name="Source_20_Text"><text:span text:style-name="T43">.csv</text:span></text:span></text:p>
      <text:p text:style-name="P15"><text:span text:style-name="Source_20_Text"><text:span text:style-name="T64">8.2.1) Script: </text:span></text:span><text:span text:style-name="Source_20_Text"><text:span text:style-name="T43">inmet_gpm_month.sql</text:span></text:span></text:p>
      <text:p text:style-name="P15"><text:span text:style-name="Source_20_Text"><text:span text:style-name="T127">sqlite3&gt; .separator ";"<text:line-break/>sqlite3&gt; .header on<text:line-break/>sqlite3&gt; .output ./</text:span></text:span><text:span text:style-name="Source_20_Text"><text:span text:style-name="T128">report_csv</text:span></text:span><text:span text:style-name="Source_20_Text"><text:span text:style-name="T127">/inmet_gpm_mon</text:span></text:span><text:span text:style-name="Source_20_Text"><text:span text:style-name="T129">th</text:span></text:span><text:span text:style-name="Source_20_Text"><text:span text:style-name="T127">.csv</text:span></text:span><text:span text:style-name="Source_20_Text"><text:span text:style-name="T133"><text:line-break/></text:span></text:span><text:span text:style-name="Source_20_Text"><text:span text:style-name="T127">sqlite3&gt; .read ./sql/inmet_gpm_month.sql</text:span></text:span></text:p>
      <text:p text:style-name="P37"><text:span text:style-name="Source_20_Text"><text:span text:style-name="T48">8.3) Acumulação </text:span></text:span><text:span text:style-name="Source_20_Text"><text:span text:style-name="T52">estação do ano</text:span></text:span><text:span text:style-name="Source_20_Text"><text:span text:style-name="T48">, </text:span></text:span><text:span text:style-name="Source_20_Text"><text:span text:style-name="T54">inmet_gpm_</text:span></text:span><text:span text:style-name="Source_20_Text"><text:span text:style-name="T55">season </text:span></text:span><text:span text:style-name="Source_20_Text"><text:span text:style-name="T43">.csv</text:span></text:span></text:p>
      <text:p text:style-name="P15"><text:span text:style-name="Source_20_Text"><text:span text:style-name="T64">8.3.1) Script: </text:span></text:span><text:span text:style-name="Source_20_Text"><text:span text:style-name="T43">inmet_gpm_</text:span></text:span><text:span text:style-name="Source_20_Text"><text:span text:style-name="T44">season </text:span></text:span><text:span text:style-name="Source_20_Text"><text:span text:style-name="T43">.sql</text:span></text:span></text:p>
      <text:p text:style-name="P15"><text:span text:style-name="Source_20_Text"><text:span text:style-name="T127">sqlite3&gt; .separator ";"<text:line-break/>sqlite3&gt; .header on<text:line-break/>sqlite3&gt; .output ./</text:span></text:span><text:span text:style-name="Source_20_Text"><text:span text:style-name="T128">report_csv</text:span></text:span><text:span text:style-name="Source_20_Text"><text:span text:style-name="T127">/inmet_gpm_</text:span></text:span><text:span text:style-name="Source_20_Text"><text:span text:style-name="T130">season</text:span></text:span><text:span text:style-name="Source_20_Text"><text:span text:style-name="T127">.csv</text:span></text:span><text:span text:style-name="Source_20_Text"><text:span text:style-name="T133"><text:line-break/></text:span></text:span><text:span text:style-name="Source_20_Text"><text:span text:style-name="T127">sqlite3&gt; .read ./sql/inmet_gpm_</text:span></text:span><text:span text:style-name="Source_20_Text"><text:span text:style-name="T130">season</text:span></text:span><text:span text:style-name="Source_20_Text"><text:span text:style-name="T127">.sql</text:span></text:span></text:p>
      <text:p text:style-name="P15"><text:span text:style-name="Source_20_Text"><text:span text:style-name="T134">8.3.2) Definição das estações</text:span></text:span></text:p>
      <text:list xml:id="list551371889" text:style-name="L1">
        <text:list-item>
          <text:p text:style-name="P38"><text:span text:style-name="Source_20_Text"><text:span text:style-name="T51">2017:</text:span></text:span></text:p>
          <text:list>
            <text:list-item>
              <text:p text:style-name="P38"><text:span text:style-name="Source_20_Text"><text:span text:style-name="T51">Verão: 2016-12-21(inclusive) - 2017-03-19(inclusive)</text:span></text:span></text:p>
            </text:list-item>
            <text:list-item>
              <text:p text:style-name="P38"><text:span text:style-name="Source_20_Text"><text:span text:style-name="T51">Outono: 2017-03-20 - 2017-06-20</text:span></text:span></text:p>
            </text:list-item>
            <text:list-item>
              <text:p text:style-name="P38"><text:span text:style-name="Source_20_Text"><text:span text:style-name="T51">Inverno: 2017-06-21 - 2017-09-21</text:span></text:span></text:p>
            </text:list-item>
            <text:list-item>
              <text:p text:style-name="P38"><text:span text:style-name="Source_20_Text"><text:span text:style-name="T51">Primavera: 2017-09-22 - 2017-12-20</text:span></text:span></text:p>
            </text:list-item>
          </text:list>
        </text:list-item>
        <text:list-item>
          <text:p text:style-name="P38"><text:span text:style-name="Source_20_Text"><text:span text:style-name="T46">201</text:span></text:span><text:span text:style-name="Source_20_Text"><text:span text:style-name="T51">8</text:span></text:span></text:p>
          <text:list>
            <text:list-item>
              <text:p text:style-name="P39">Verão: 2017-12-21(inclusive) - 2018-03-19(inclusive)</text:p>
            </text:list-item>
            <text:list-item>
              <text:p text:style-name="P39">Outono: 2018-03-20 - 2018-06-20</text:p>
            </text:list-item>
            <text:list-item>
              <text:p text:style-name="P39">Inverno: 2018-06-21 - 2018-09-21</text:p>
            </text:list-item>
            <text:list-item>
              <text:p text:style-name="P39">Primavera: 2018-09-22 – 2018-12-20</text:p>
            </text:list-item>
          </text:list>
        </text:list-item>
        <text:list-item>
          <text:p text:style-name="P40">2019</text:p>
          <text:list>
            <text:list-item>
              <text:p text:style-name="P39">Verão: 2018-12-21(inclusive) - 2019-03-19(inclusive)</text:p>
            </text:list-item>
            <text:list-item>
              <text:p text:style-name="P39">Outono: 2019-03-20 - 2019-06-20</text:p>
            </text:list-item>
            <text:list-item>
              <text:p text:style-name="P39">Inverno: 2019-06-21 - 2019-09-22</text:p>
            </text:list-item>
            <text:list-item>
              <text:p text:style-name="P39">Primaveira: 2019-09-23 – 2019-12-21</text:p>
            </text:list-item>
          </text:list>
        </text:list-item>
        <text:list-item>
          <text:p text:style-name="P41"><text:span text:style-name="T46">2</text:span><text:span text:style-name="T45">020</text:span></text:p>
          <text:list>
            <text:list-item>
              <text:p text:style-name="P42"><text:span text:style-name="Source_20_Text"><text:span text:style-name="T135">Verão: 2019-12-22(inclusive) – 2020-03-19(inclusive)</text:span></text:span></text:p>
            </text:list-item>
          </text:list>
        </text:list-item>
      </text:list>
      <text:p text:style-name="P15"><text:span text:style-name="Source_20_Text"><text:span text:style-name="T64"/></text:span></text:p>
      <text:p text:style-name="P15"><text:span text:style-name="Source_20_Text"><text:span text:style-name="T6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onospace1" svg:font-family="monospace"/>
    <style:font-face style:name="Noto Sans Devanagari1" svg:font-family="'Noto Sans Devanagari'" style:font-family-generic="swiss"/>
    <style:font-face style:name="Monospace" svg:font-family="Monospace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19:42:32.767344482</meta:creation-date>
    <dc:date>2021-09-28T16:58:12.204088703</dc:date>
    <meta:editing-duration>PT3H30M48S</meta:editing-duration>
    <meta:editing-cycles>15</meta:editing-cycles>
    <meta:generator>LibreOffice/7.1.6.2$Linux_X86_64 LibreOffice_project/0e133318fcee89abacd6a7d077e292f1145735c3</meta:generator>
    <meta:document-statistic meta:table-count="0" meta:image-count="0" meta:object-count="0" meta:page-count="1" meta:paragraph-count="127" meta:word-count="1016" meta:character-count="8275" meta:non-whitespace-character-count="7389"/>
  </office:meta>
</office:document-meta>
</file>